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text-properties fo:font-size="11pt" officeooo:rsid="00be9fbc" officeooo:paragraph-rsid="00be9fbc" style:font-size-asian="11pt" style:font-size-complex="11pt"/>
    </style:style>
    <style:style style:name="P3" style:family="paragraph" style:parent-style-name="Standard">
      <style:text-properties fo:font-size="11pt" fo:font-weight="bold" officeooo:rsid="001a5f73" officeooo:paragraph-rsid="001a5f73" style:font-size-asian="11pt" style:font-weight-asian="bold" style:font-size-complex="11pt" style:font-weight-complex="bold"/>
    </style:style>
    <style:style style:name="P4" style:family="paragraph" style:parent-style-name="Standard">
      <style:paragraph-properties fo:line-height="100%"/>
      <style:text-properties fo:font-size="11pt" fo:font-weight="bold" officeooo:rsid="003806fb" officeooo:paragraph-rsid="00b8d7e3" style:font-size-asian="11pt" style:font-weight-asian="bold" style:font-size-complex="11pt" style:font-weight-complex="bold"/>
    </style:style>
    <style:style style:name="P5" style:family="paragraph" style:parent-style-name="Standard">
      <style:text-properties fo:font-size="11pt" fo:font-weight="normal" officeooo:rsid="001a5f73" officeooo:paragraph-rsid="001a5f73" style:font-size-asian="11pt" style:font-weight-asian="normal" style:font-size-complex="11pt" style:font-weight-complex="normal"/>
    </style:style>
    <style:style style:name="P6" style:family="paragraph" style:parent-style-name="Standard">
      <style:paragraph-properties fo:line-height="100%"/>
      <style:text-properties fo:font-size="11pt" style:text-underline-style="none" fo:font-weight="bold" officeooo:rsid="003806fb" officeooo:paragraph-rsid="00b8d7e3" style:font-size-asian="11pt" style:font-weight-asian="bold" style:font-size-complex="11pt" style:font-weight-complex="bold"/>
    </style:style>
    <style:style style:name="P7" style:family="paragraph" style:parent-style-name="Standard">
      <style:paragraph-properties fo:line-height="100%"/>
      <style:text-properties fo:font-size="11pt" style:text-underline-style="none" fo:font-weight="bold" officeooo:rsid="00b8d7e3" officeooo:paragraph-rsid="00b8d7e3" style:font-size-asian="11pt" style:font-weight-asian="bold" style:font-size-complex="11pt" style:font-weight-complex="bold"/>
    </style:style>
    <style:style style:name="P8" style:family="paragraph" style:parent-style-name="Standard">
      <style:paragraph-properties fo:line-height="100%"/>
      <style:text-properties fo:font-size="11pt" style:text-underline-style="none" fo:font-weight="bold" officeooo:rsid="00bd2209" officeooo:paragraph-rsid="00bd2209" style:font-size-asian="11pt" style:font-weight-asian="bold" style:font-size-complex="11pt" style:font-weight-complex="bold"/>
    </style:style>
    <style:style style:name="P9" style:family="paragraph" style:parent-style-name="Standard">
      <style:paragraph-properties fo:line-height="100%"/>
      <style:text-properties fo:font-size="11pt" style:text-underline-style="none" fo:font-weight="normal" officeooo:rsid="00b8d7e3" officeooo:paragraph-rsid="00b8d7e3" style:font-size-asian="11pt" style:font-weight-asian="normal" style:font-size-complex="11pt" style:font-weight-complex="normal"/>
    </style:style>
    <style:style style:name="P10" style:family="paragraph" style:parent-style-name="Standard">
      <style:paragraph-properties fo:line-height="100%"/>
      <style:text-properties fo:font-size="11pt" style:text-underline-style="none" fo:font-weight="normal" officeooo:rsid="00bd2209" officeooo:paragraph-rsid="00bd2209" style:font-size-asian="11pt" style:font-weight-asian="normal" style:font-size-complex="11pt" style:font-weight-complex="normal"/>
    </style:style>
    <style:style style:name="P11" style:family="paragraph" style:parent-style-name="Standard">
      <style:text-properties officeooo:paragraph-rsid="001a5f73"/>
    </style:style>
    <style:style style:name="P12" style:family="paragraph" style:parent-style-name="Standard">
      <style:paragraph-properties fo:line-height="100%"/>
      <style:text-properties officeooo:paragraph-rsid="00364293"/>
    </style:style>
    <style:style style:name="P13" style:family="paragraph" style:parent-style-name="Standard">
      <style:paragraph-properties fo:line-height="100%"/>
      <style:text-properties officeooo:paragraph-rsid="005c16be"/>
    </style:style>
    <style:style style:name="P14" style:family="paragraph" style:parent-style-name="Standard">
      <style:paragraph-properties fo:line-height="100%"/>
      <style:text-properties officeooo:paragraph-rsid="00621b6f"/>
    </style:style>
    <style:style style:name="P15" style:family="paragraph" style:parent-style-name="Standard">
      <style:paragraph-properties fo:line-height="100%"/>
      <style:text-properties officeooo:paragraph-rsid="0068c48a"/>
    </style:style>
    <style:style style:name="P16" style:family="paragraph" style:parent-style-name="Standard">
      <style:paragraph-properties fo:line-height="100%"/>
      <style:text-properties officeooo:paragraph-rsid="0074ee54"/>
    </style:style>
    <style:style style:name="P17" style:family="paragraph" style:parent-style-name="Standard">
      <style:paragraph-properties fo:line-height="100%"/>
      <style:text-properties officeooo:paragraph-rsid="008a8f0a"/>
    </style:style>
    <style:style style:name="P18" style:family="paragraph" style:parent-style-name="Standard">
      <style:paragraph-properties fo:line-height="100%"/>
      <style:text-properties officeooo:paragraph-rsid="00872bc9"/>
    </style:style>
    <style:style style:name="P19" style:family="paragraph" style:parent-style-name="Standard">
      <style:paragraph-properties fo:line-height="100%"/>
      <style:text-properties officeooo:paragraph-rsid="008ac002"/>
    </style:style>
    <style:style style:name="P20" style:family="paragraph" style:parent-style-name="Standard">
      <style:paragraph-properties fo:line-height="100%"/>
      <style:text-properties officeooo:rsid="00364293" officeooo:paragraph-rsid="00364293"/>
    </style:style>
    <style:style style:name="P21" style:family="paragraph" style:parent-style-name="Standard">
      <style:paragraph-properties fo:line-height="100%"/>
      <style:text-properties officeooo:rsid="00364293" officeooo:paragraph-rsid="005c16be"/>
    </style:style>
    <style:style style:name="P22" style:family="paragraph" style:parent-style-name="Standard">
      <style:paragraph-properties fo:line-height="100%"/>
      <style:text-properties fo:font-weight="bold" officeooo:rsid="00621b6f" officeooo:paragraph-rsid="00621b6f" style:font-weight-asian="bold" style:font-weight-complex="bold"/>
    </style:style>
    <style:style style:name="P23" style:family="paragraph" style:parent-style-name="Standard">
      <style:paragraph-properties fo:line-height="100%"/>
      <style:text-properties style:text-underline-style="none" fo:font-weight="normal" officeooo:rsid="00621b6f" officeooo:paragraph-rsid="00621b6f" style:font-weight-asian="normal" style:font-weight-complex="normal"/>
    </style:style>
    <style:style style:name="P24" style:family="paragraph" style:parent-style-name="Standard">
      <style:paragraph-properties fo:line-height="100%"/>
      <style:text-properties style:text-underline-style="none" fo:font-weight="normal" officeooo:rsid="00621b6f" officeooo:paragraph-rsid="0074ee54" style:font-weight-asian="normal" style:font-weight-complex="normal"/>
    </style:style>
    <style:style style:name="P25" style:family="paragraph" style:parent-style-name="Standard">
      <style:paragraph-properties fo:line-height="100%"/>
      <style:text-properties style:text-underline-style="none" fo:font-weight="normal" officeooo:rsid="00621b6f" officeooo:paragraph-rsid="007ab5ed" style:font-weight-asian="normal" style:font-weight-complex="normal"/>
    </style:style>
    <style:style style:name="P26" style:family="paragraph" style:parent-style-name="Standard">
      <style:paragraph-properties fo:line-height="100%"/>
      <style:text-properties style:text-underline-style="none" fo:font-weight="normal" officeooo:rsid="006dda7a" officeooo:paragraph-rsid="006dda7a" style:font-weight-asian="normal" style:font-weight-complex="normal"/>
    </style:style>
    <style:style style:name="P27" style:family="paragraph" style:parent-style-name="Standard">
      <style:paragraph-properties fo:line-height="100%"/>
      <style:text-properties style:text-underline-style="none" fo:font-weight="normal" officeooo:rsid="00872bc9" officeooo:paragraph-rsid="00872bc9" style:font-weight-asian="normal" style:font-weight-complex="normal"/>
    </style:style>
    <style:style style:name="P28" style:family="paragraph" style:parent-style-name="Standard">
      <style:paragraph-properties fo:line-height="100%"/>
      <style:text-properties style:text-underline-style="none" fo:font-weight="normal" officeooo:rsid="008ac002" officeooo:paragraph-rsid="008ac002" style:font-weight-asian="normal" style:font-weight-complex="normal"/>
    </style:style>
    <style:style style:name="P29" style:family="paragraph" style:parent-style-name="Standard">
      <style:paragraph-properties fo:line-height="100%"/>
      <style:text-properties style:text-underline-style="none" fo:font-weight="normal" officeooo:rsid="00b6e4f2" officeooo:paragraph-rsid="00b6e4f2" style:font-weight-asian="normal" style:font-weight-complex="normal"/>
    </style:style>
    <style:style style:name="P30" style:family="paragraph" style:parent-style-name="Standard">
      <style:paragraph-properties fo:line-height="100%"/>
      <style:text-properties style:text-underline-style="none" fo:font-weight="bold" officeooo:rsid="00872bc9" officeooo:paragraph-rsid="00872bc9" style:font-weight-asian="bold" style:font-weight-complex="bold"/>
    </style:style>
    <style:style style:name="P31" style:family="paragraph" style:parent-style-name="Standard">
      <style:paragraph-properties fo:line-height="100%"/>
      <style:text-properties style:text-underline-style="none" fo:font-weight="bold" officeooo:rsid="008a8f0a" officeooo:paragraph-rsid="008a8f0a" style:font-weight-asian="bold" style:font-weight-complex="bold"/>
    </style:style>
    <style:style style:name="P32" style:family="paragraph" style:parent-style-name="Standard">
      <style:paragraph-properties fo:line-height="100%"/>
      <style:text-properties style:text-underline-style="none" fo:font-weight="bold" officeooo:rsid="00b6e4f2" officeooo:paragraph-rsid="00b6e4f2" style:font-weight-asian="bold" style:font-weight-complex="bold"/>
    </style:style>
    <style:style style:name="P33" style:family="paragraph" style:parent-style-name="Standard">
      <style:text-properties fo:font-size="11pt" style:font-size-asian="11pt" style:font-size-complex="11pt"/>
    </style:style>
    <style:style style:name="P34" style:family="paragraph" style:parent-style-name="Standard">
      <style:text-properties fo:font-size="11pt" fo:font-weight="normal" officeooo:rsid="001a5f73" officeooo:paragraph-rsid="001a5f73" style:font-size-asian="11pt" style:font-weight-asian="normal" style:font-size-complex="11pt" style:font-weight-complex="normal"/>
    </style:style>
    <style:style style:name="P35" style:family="paragraph" style:parent-style-name="Standard">
      <style:text-properties fo:font-size="11pt" fo:font-weight="normal" officeooo:rsid="00f46136" officeooo:paragraph-rsid="00f46136" style:font-size-asian="11pt" style:font-weight-asian="normal" style:font-size-complex="11pt" style:font-weight-complex="normal"/>
    </style:style>
    <style:style style:name="P36" style:family="paragraph" style:parent-style-name="Standard">
      <style:text-properties officeooo:rsid="00e37d68" officeooo:paragraph-rsid="00e37d68"/>
    </style:style>
    <style:style style:name="T1" style:family="text">
      <style:text-properties fo:font-size="11pt" style:font-size-asian="11pt" style:font-size-complex="11pt"/>
    </style:style>
    <style:style style:name="T2" style:family="text">
      <style:text-properties fo:font-size="11pt" officeooo:rsid="00096285" style:font-size-asian="11pt" style:font-size-complex="11pt"/>
    </style:style>
    <style:style style:name="T3" style:family="text">
      <style:text-properties fo:font-size="11pt" officeooo:rsid="000a5bdd" style:font-size-asian="11pt" style:font-size-complex="11pt"/>
    </style:style>
    <style:style style:name="T4" style:family="text">
      <style:text-properties fo:font-size="11pt" officeooo:rsid="000be458" style:font-size-asian="11pt" style:font-size-complex="11pt"/>
    </style:style>
    <style:style style:name="T5" style:family="text">
      <style:text-properties fo:font-size="11pt" officeooo:rsid="000e213f" style:font-size-asian="11pt" style:font-size-complex="11pt"/>
    </style:style>
    <style:style style:name="T6" style:family="text">
      <style:text-properties fo:font-size="11pt" officeooo:rsid="00130394" style:font-size-asian="11pt" style:font-size-complex="11pt"/>
    </style:style>
    <style:style style:name="T7" style:family="text">
      <style:text-properties fo:font-size="11pt" officeooo:rsid="0014a718" style:font-size-asian="11pt" style:font-size-complex="11pt"/>
    </style:style>
    <style:style style:name="T8" style:family="text">
      <style:text-properties fo:font-size="11pt" officeooo:rsid="0016df2b" style:font-size-asian="11pt" style:font-size-complex="11pt"/>
    </style:style>
    <style:style style:name="T9" style:family="text">
      <style:text-properties fo:font-size="11pt" officeooo:rsid="00171b3f" style:font-size-asian="11pt" style:font-size-complex="11pt"/>
    </style:style>
    <style:style style:name="T10" style:family="text">
      <style:text-properties fo:font-size="11pt" officeooo:rsid="00174316" style:font-size-asian="11pt" style:font-size-complex="11pt"/>
    </style:style>
    <style:style style:name="T11" style:family="text">
      <style:text-properties fo:font-size="11pt" officeooo:rsid="0018b873" style:font-size-asian="11pt" style:font-size-complex="11pt"/>
    </style:style>
    <style:style style:name="T12" style:family="text">
      <style:text-properties fo:font-size="11pt" officeooo:rsid="00191d38" style:font-size-asian="11pt" style:font-size-complex="11pt"/>
    </style:style>
    <style:style style:name="T13" style:family="text">
      <style:text-properties fo:font-size="11pt" officeooo:rsid="001d7ad1" style:font-size-asian="11pt" style:font-size-complex="11pt"/>
    </style:style>
    <style:style style:name="T14" style:family="text">
      <style:text-properties fo:font-size="11pt" officeooo:rsid="00223ca0" style:font-size-asian="11pt" style:font-size-complex="11pt"/>
    </style:style>
    <style:style style:name="T15" style:family="text">
      <style:text-properties fo:font-size="11pt" officeooo:rsid="0024cd1c" style:font-size-asian="11pt" style:font-size-complex="11pt"/>
    </style:style>
    <style:style style:name="T16" style:family="text">
      <style:text-properties fo:font-size="11pt" officeooo:rsid="0024f9bb" style:font-size-asian="11pt" style:font-size-complex="11pt"/>
    </style:style>
    <style:style style:name="T17" style:family="text">
      <style:text-properties fo:font-size="11pt" officeooo:rsid="0024fcbb" style:font-size-asian="11pt" style:font-size-complex="11pt"/>
    </style:style>
    <style:style style:name="T18" style:family="text">
      <style:text-properties fo:font-size="11pt" officeooo:rsid="0015ad00" style:font-size-asian="11pt" style:font-size-complex="11pt"/>
    </style:style>
    <style:style style:name="T19" style:family="text">
      <style:text-properties fo:font-size="11pt" officeooo:rsid="00250d28" style:font-size-asian="11pt" style:font-size-complex="11pt"/>
    </style:style>
    <style:style style:name="T20" style:family="text">
      <style:text-properties fo:font-size="11pt" officeooo:rsid="002563ff" style:font-size-asian="11pt" style:font-size-complex="11pt"/>
    </style:style>
    <style:style style:name="T21" style:family="text">
      <style:text-properties fo:font-size="11pt" officeooo:rsid="00c0eab6" style:font-size-asian="11pt" style:font-size-complex="11pt"/>
    </style:style>
    <style:style style:name="T22" style:family="text">
      <style:text-properties fo:font-size="11pt" officeooo:rsid="00c164b3" style:font-size-asian="11pt" style:font-size-complex="11pt"/>
    </style:style>
    <style:style style:name="T23" style:family="text">
      <style:text-properties fo:font-size="11pt" officeooo:rsid="00c272fd" style:font-size-asian="11pt" style:font-size-complex="11pt"/>
    </style:style>
    <style:style style:name="T24" style:family="text">
      <style:text-properties fo:font-size="11pt" officeooo:rsid="00c83d6b" style:font-size-asian="11pt" style:font-size-complex="11pt"/>
    </style:style>
    <style:style style:name="T25" style:family="text">
      <style:text-properties fo:font-size="11pt" officeooo:rsid="00ca2803" style:font-size-asian="11pt" style:font-size-complex="11pt"/>
    </style:style>
    <style:style style:name="T26" style:family="text">
      <style:text-properties fo:font-size="11pt" officeooo:rsid="00cc0ff2" style:font-size-asian="11pt" style:font-size-complex="11pt"/>
    </style:style>
    <style:style style:name="T27" style:family="text">
      <style:text-properties fo:font-size="11pt" officeooo:rsid="00cd2c4f" style:font-size-asian="11pt" style:font-size-complex="11pt"/>
    </style:style>
    <style:style style:name="T28" style:family="text">
      <style:text-properties fo:font-size="11pt" fo:font-weight="normal" style:font-size-asian="11pt" style:font-weight-asian="normal" style:font-size-complex="11pt" style:font-weight-complex="normal"/>
    </style:style>
    <style:style style:name="T29" style:family="text">
      <style:text-properties fo:font-size="11pt" fo:font-weight="normal" officeooo:rsid="001a5f73" style:font-size-asian="11pt" style:font-weight-asian="normal" style:font-size-complex="11pt" style:font-weight-complex="normal"/>
    </style:style>
    <style:style style:name="T30" style:family="text">
      <style:text-properties fo:font-size="11pt" fo:font-weight="normal" officeooo:rsid="0026f159" style:font-size-asian="11pt" style:font-weight-asian="normal" style:font-size-complex="11pt" style:font-weight-complex="normal"/>
    </style:style>
    <style:style style:name="T31" style:family="text">
      <style:text-properties fo:font-size="11pt" fo:font-weight="normal" officeooo:rsid="002d04cc" style:font-size-asian="11pt" style:font-weight-asian="normal" style:font-size-complex="11pt" style:font-weight-complex="normal"/>
    </style:style>
    <style:style style:name="T32" style:family="text">
      <style:text-properties fo:font-size="11pt" fo:font-weight="normal" officeooo:rsid="00300997" style:font-size-asian="11pt" style:font-weight-asian="normal" style:font-size-complex="11pt" style:font-weight-complex="normal"/>
    </style:style>
    <style:style style:name="T33" style:family="text">
      <style:text-properties fo:font-size="11pt" fo:font-weight="normal" officeooo:rsid="003063de" style:font-size-asian="11pt" style:font-weight-asian="normal" style:font-size-complex="11pt" style:font-weight-complex="normal"/>
    </style:style>
    <style:style style:name="T34" style:family="text">
      <style:text-properties fo:font-size="11pt" fo:font-weight="normal" officeooo:rsid="0030e817" style:font-size-asian="11pt" style:font-weight-asian="normal" style:font-size-complex="11pt" style:font-weight-complex="normal"/>
    </style:style>
    <style:style style:name="T35" style:family="text">
      <style:text-properties fo:font-size="11pt" fo:font-weight="normal" officeooo:rsid="00324765" style:font-size-asian="11pt" style:font-weight-asian="normal" style:font-size-complex="11pt" style:font-weight-complex="normal"/>
    </style:style>
    <style:style style:name="T36" style:family="text">
      <style:text-properties fo:font-size="11pt" fo:font-weight="normal" officeooo:rsid="0033b377" style:font-size-asian="11pt" style:font-weight-asian="normal" style:font-size-complex="11pt" style:font-weight-complex="normal"/>
    </style:style>
    <style:style style:name="T37" style:family="text">
      <style:text-properties fo:font-size="11pt" fo:font-weight="normal" officeooo:rsid="00cf20e1" style:font-size-asian="11pt" style:font-weight-asian="normal" style:font-size-complex="11pt" style:font-weight-complex="normal"/>
    </style:style>
    <style:style style:name="T38" style:family="text">
      <style:text-properties fo:font-size="11pt" fo:font-weight="normal" officeooo:rsid="00d02008" style:font-size-asian="11pt" style:font-weight-asian="normal" style:font-size-complex="11pt" style:font-weight-complex="normal"/>
    </style:style>
    <style:style style:name="T39" style:family="text">
      <style:text-properties fo:font-size="11pt" fo:font-weight="normal" officeooo:rsid="00d0f16b" style:font-size-asian="11pt" style:font-weight-asian="normal" style:font-size-complex="11pt" style:font-weight-complex="normal"/>
    </style:style>
    <style:style style:name="T40" style:family="text">
      <style:text-properties fo:font-size="11pt" fo:font-weight="normal" officeooo:rsid="00d1075f" style:font-size-asian="11pt" style:font-weight-asian="normal" style:font-size-complex="11pt" style:font-weight-complex="normal"/>
    </style:style>
    <style:style style:name="T41" style:family="text">
      <style:text-properties fo:font-size="11pt" fo:font-weight="normal" officeooo:rsid="00d353e1" style:font-size-asian="11pt" style:font-weight-asian="normal" style:font-size-complex="11pt" style:font-weight-complex="normal"/>
    </style:style>
    <style:style style:name="T42" style:family="text">
      <style:text-properties fo:font-size="11pt" fo:font-weight="normal" officeooo:rsid="00d7f2e9" style:font-size-asian="11pt" style:font-weight-asian="normal" style:font-size-complex="11pt" style:font-weight-complex="normal"/>
    </style:style>
    <style:style style:name="T43" style:family="text">
      <style:text-properties fo:font-size="11pt" fo:font-weight="normal" officeooo:rsid="00e37d68" style:font-size-asian="11pt" style:font-weight-asian="normal" style:font-size-complex="11pt" style:font-weight-complex="normal"/>
    </style:style>
    <style:style style:name="T44" style:family="text">
      <style:text-properties fo:font-size="11pt" fo:font-weight="normal" officeooo:rsid="00ef7e2a" style:font-size-asian="11pt" style:font-weight-asian="normal" style:font-size-complex="11pt" style:font-weight-complex="normal"/>
    </style:style>
    <style:style style:name="T45" style:family="text">
      <style:text-properties fo:font-size="11pt" fo:font-weight="normal" officeooo:rsid="00f02e63" style:font-size-asian="11pt" style:font-weight-asian="normal" style:font-size-complex="11pt" style:font-weight-complex="normal"/>
    </style:style>
    <style:style style:name="T46" style:family="text">
      <style:text-properties fo:font-size="11pt" fo:font-weight="bold" officeooo:rsid="001f2f86" style:font-size-asian="11pt" style:font-weight-asian="bold" style:font-size-complex="11pt" style:font-weight-complex="bold"/>
    </style:style>
    <style:style style:name="T47" style:family="text">
      <style:text-properties fo:font-size="11pt" fo:font-weight="bold" officeooo:rsid="00364293" style:font-size-asian="11pt" style:font-weight-asian="bold" style:font-size-complex="11pt" style:font-weight-complex="bold"/>
    </style:style>
    <style:style style:name="T48" style:family="text">
      <style:text-properties officeooo:rsid="000cab3b"/>
    </style:style>
    <style:style style:name="T49" style:family="text">
      <style:text-properties officeooo:rsid="000ee2da"/>
    </style:style>
    <style:style style:name="T50" style:family="text">
      <style:text-properties officeooo:rsid="000ee909"/>
    </style:style>
    <style:style style:name="T51" style:family="text">
      <style:text-properties officeooo:rsid="0010ce29"/>
    </style:style>
    <style:style style:name="T52" style:family="text">
      <style:text-properties officeooo:rsid="00201b77"/>
    </style:style>
    <style:style style:name="T53" style:family="text">
      <style:text-properties officeooo:rsid="002079ab"/>
    </style:style>
    <style:style style:name="T54" style:family="text">
      <style:text-properties officeooo:rsid="0022f04e"/>
    </style:style>
    <style:style style:name="T55" style:family="text">
      <style:text-properties officeooo:rsid="002b8c8d"/>
    </style:style>
    <style:style style:name="T56" style:family="text">
      <style:text-properties officeooo:rsid="002f4ee4"/>
    </style:style>
    <style:style style:name="T57" style:family="text">
      <style:text-properties officeooo:rsid="002fa048"/>
    </style:style>
    <style:style style:name="T58" style:family="text">
      <style:text-properties officeooo:rsid="00364293"/>
    </style:style>
    <style:style style:name="T59" style:family="text">
      <style:text-properties officeooo:rsid="0037ab62"/>
    </style:style>
    <style:style style:name="T60" style:family="text">
      <style:text-properties officeooo:rsid="003a5a06"/>
    </style:style>
    <style:style style:name="T61" style:family="text">
      <style:text-properties officeooo:rsid="003c10c4"/>
    </style:style>
    <style:style style:name="T62" style:family="text">
      <style:text-properties officeooo:rsid="003dd46d"/>
    </style:style>
    <style:style style:name="T63" style:family="text">
      <style:text-properties officeooo:rsid="003eb8fc"/>
    </style:style>
    <style:style style:name="T64" style:family="text">
      <style:text-properties officeooo:rsid="003f33da"/>
    </style:style>
    <style:style style:name="T65" style:family="text">
      <style:text-properties officeooo:rsid="00402261"/>
    </style:style>
    <style:style style:name="T66" style:family="text">
      <style:text-properties officeooo:rsid="00435978"/>
    </style:style>
    <style:style style:name="T67" style:family="text">
      <style:text-properties officeooo:rsid="004438bb"/>
    </style:style>
    <style:style style:name="T68" style:family="text">
      <style:text-properties officeooo:rsid="00456ad5"/>
    </style:style>
    <style:style style:name="T69" style:family="text">
      <style:text-properties officeooo:rsid="0046069f"/>
    </style:style>
    <style:style style:name="T70" style:family="text">
      <style:text-properties officeooo:rsid="00462370"/>
    </style:style>
    <style:style style:name="T71" style:family="text">
      <style:text-properties officeooo:rsid="004902d8"/>
    </style:style>
    <style:style style:name="T72" style:family="text">
      <style:text-properties officeooo:rsid="0049ec34"/>
    </style:style>
    <style:style style:name="T73" style:family="text">
      <style:text-properties officeooo:rsid="004a9414"/>
    </style:style>
    <style:style style:name="T74" style:family="text">
      <style:text-properties officeooo:rsid="004dabc2"/>
    </style:style>
    <style:style style:name="T75" style:family="text">
      <style:text-properties officeooo:rsid="00510b3c"/>
    </style:style>
    <style:style style:name="T76" style:family="text">
      <style:text-properties officeooo:rsid="0051bae6"/>
    </style:style>
    <style:style style:name="T77" style:family="text">
      <style:text-properties officeooo:rsid="005342c9"/>
    </style:style>
    <style:style style:name="T78" style:family="text">
      <style:text-properties fo:color="#ff0000" loext:opacity="100%" officeooo:rsid="00364293"/>
    </style:style>
    <style:style style:name="T79" style:family="text">
      <style:text-properties fo:color="#ff0000" loext:opacity="100%" officeooo:rsid="00548b25"/>
    </style:style>
    <style:style style:name="T80" style:family="text">
      <style:text-properties fo:color="#ff0000" loext:opacity="100%" officeooo:rsid="004b27e5"/>
    </style:style>
    <style:style style:name="T81" style:family="text">
      <style:text-properties fo:color="#ff0000" loext:opacity="100%" officeooo:rsid="004bd323"/>
    </style:style>
    <style:style style:name="T82" style:family="text">
      <style:text-properties officeooo:rsid="00565d92"/>
    </style:style>
    <style:style style:name="T83" style:family="text">
      <style:text-properties officeooo:rsid="00575883"/>
    </style:style>
    <style:style style:name="T84" style:family="text">
      <style:text-properties officeooo:rsid="0057fab8"/>
    </style:style>
    <style:style style:name="T85" style:family="text">
      <style:text-properties officeooo:rsid="0059422e"/>
    </style:style>
    <style:style style:name="T86" style:family="text">
      <style:text-properties officeooo:rsid="005ac1fd"/>
    </style:style>
    <style:style style:name="T87" style:family="text">
      <style:text-properties officeooo:rsid="005c7d1d"/>
    </style:style>
    <style:style style:name="T88" style:family="text">
      <style:text-properties officeooo:rsid="005e659b"/>
    </style:style>
    <style:style style:name="T89" style:family="text">
      <style:text-properties officeooo:rsid="0062ed59"/>
    </style:style>
    <style:style style:name="T90" style:family="text">
      <style:text-properties style:text-underline-style="none" fo:font-weight="normal" officeooo:rsid="00621b6f" style:font-weight-asian="normal" style:font-weight-complex="normal"/>
    </style:style>
    <style:style style:name="T91" style:family="text">
      <style:text-properties style:text-underline-style="none" fo:font-weight="normal" officeooo:rsid="0067347f" style:font-weight-asian="normal" style:font-weight-complex="normal"/>
    </style:style>
    <style:style style:name="T92" style:family="text">
      <style:text-properties style:text-underline-style="none" fo:font-weight="normal" officeooo:rsid="0068c48a" style:font-weight-asian="normal" style:font-weight-complex="normal"/>
    </style:style>
    <style:style style:name="T93" style:family="text">
      <style:text-properties style:text-underline-style="none" fo:font-weight="normal" officeooo:rsid="006d04da" style:font-weight-asian="normal" style:font-weight-complex="normal"/>
    </style:style>
    <style:style style:name="T94" style:family="text">
      <style:text-properties style:text-underline-style="none" fo:font-weight="normal" officeooo:rsid="006f2d05" style:font-weight-asian="normal" style:font-weight-complex="normal"/>
    </style:style>
    <style:style style:name="T95" style:family="text">
      <style:text-properties style:text-underline-style="none" fo:font-weight="normal" officeooo:rsid="0071d2a1" style:font-weight-asian="normal" style:font-weight-complex="normal"/>
    </style:style>
    <style:style style:name="T96" style:family="text">
      <style:text-properties style:text-underline-style="none" fo:font-weight="normal" officeooo:rsid="00733054" style:font-weight-asian="normal" style:font-weight-complex="normal"/>
    </style:style>
    <style:style style:name="T97" style:family="text">
      <style:text-properties style:text-underline-style="none" fo:font-weight="normal" officeooo:rsid="00736d3b" style:font-weight-asian="normal" style:font-weight-complex="normal"/>
    </style:style>
    <style:style style:name="T98" style:family="text">
      <style:text-properties style:text-underline-style="none" fo:font-weight="normal" officeooo:rsid="0074a00f" style:font-weight-asian="normal" style:font-weight-complex="normal"/>
    </style:style>
    <style:style style:name="T99" style:family="text">
      <style:text-properties style:text-underline-style="none" fo:font-weight="normal" officeooo:rsid="0076442c" style:font-weight-asian="normal" style:font-weight-complex="normal"/>
    </style:style>
    <style:style style:name="T100" style:family="text">
      <style:text-properties style:text-underline-style="none" fo:font-weight="normal" officeooo:rsid="0078216b" style:font-weight-asian="normal" style:font-weight-complex="normal"/>
    </style:style>
    <style:style style:name="T101" style:family="text">
      <style:text-properties style:text-underline-style="none" fo:font-weight="normal" officeooo:rsid="0079d73c" style:font-weight-asian="normal" style:font-weight-complex="normal"/>
    </style:style>
    <style:style style:name="T102" style:family="text">
      <style:text-properties style:text-underline-style="none" fo:font-weight="normal" officeooo:rsid="0079da22" style:font-weight-asian="normal" style:font-weight-complex="normal"/>
    </style:style>
    <style:style style:name="T103" style:family="text">
      <style:text-properties style:text-underline-style="none" fo:font-weight="normal" officeooo:rsid="007abe31" style:font-weight-asian="normal" style:font-weight-complex="normal"/>
    </style:style>
    <style:style style:name="T104" style:family="text">
      <style:text-properties style:text-underline-style="none" fo:font-weight="normal" officeooo:rsid="007ad803" style:font-weight-asian="normal" style:font-weight-complex="normal"/>
    </style:style>
    <style:style style:name="T105" style:family="text">
      <style:text-properties style:text-underline-style="none" fo:font-weight="normal" officeooo:rsid="007f07b0" style:font-weight-asian="normal" style:font-weight-complex="normal"/>
    </style:style>
    <style:style style:name="T106" style:family="text">
      <style:text-properties style:text-underline-style="none" fo:font-weight="normal" officeooo:rsid="0080d4a2" style:font-weight-asian="normal" style:font-weight-complex="normal"/>
    </style:style>
    <style:style style:name="T107" style:family="text">
      <style:text-properties style:text-underline-style="none" fo:font-weight="normal" officeooo:rsid="00815e77" style:font-weight-asian="normal" style:font-weight-complex="normal"/>
    </style:style>
    <style:style style:name="T108" style:family="text">
      <style:text-properties style:text-underline-style="none" fo:font-weight="normal" officeooo:rsid="0083785b" style:font-weight-asian="normal" style:font-weight-complex="normal"/>
    </style:style>
    <style:style style:name="T109" style:family="text">
      <style:text-properties style:text-underline-style="none" fo:font-weight="normal" officeooo:rsid="008cde50" style:font-weight-asian="normal" style:font-weight-complex="normal"/>
    </style:style>
    <style:style style:name="T110" style:family="text">
      <style:text-properties style:text-underline-style="none" fo:font-weight="normal" officeooo:rsid="00872bc9" style:font-weight-asian="normal" style:font-weight-complex="normal"/>
    </style:style>
    <style:style style:name="T111" style:family="text">
      <style:text-properties style:text-underline-style="none" fo:font-weight="normal" officeooo:rsid="008e5f81" style:font-weight-asian="normal" style:font-weight-complex="normal"/>
    </style:style>
    <style:style style:name="T112" style:family="text">
      <style:text-properties style:text-underline-style="none" fo:font-weight="normal" officeooo:rsid="00903267" style:font-weight-asian="normal" style:font-weight-complex="normal"/>
    </style:style>
    <style:style style:name="T113" style:family="text">
      <style:text-properties style:text-underline-style="none" fo:font-weight="normal" officeooo:rsid="0096c639" style:font-weight-asian="normal" style:font-weight-complex="normal"/>
    </style:style>
    <style:style style:name="T114" style:family="text">
      <style:text-properties style:text-underline-style="none" fo:font-weight="normal" officeooo:rsid="009838dc" style:font-weight-asian="normal" style:font-weight-complex="normal"/>
    </style:style>
    <style:style style:name="T115" style:family="text">
      <style:text-properties style:text-underline-style="none" fo:font-weight="normal" officeooo:rsid="009954af" style:font-weight-asian="normal" style:font-weight-complex="normal"/>
    </style:style>
    <style:style style:name="T116" style:family="text">
      <style:text-properties style:text-underline-style="none" fo:font-weight="normal" officeooo:rsid="0099eb92" style:font-weight-asian="normal" style:font-weight-complex="normal"/>
    </style:style>
    <style:style style:name="T117" style:family="text">
      <style:text-properties style:text-underline-style="none" fo:font-weight="normal" officeooo:rsid="009cea01" style:font-weight-asian="normal" style:font-weight-complex="normal"/>
    </style:style>
    <style:style style:name="T118" style:family="text">
      <style:text-properties style:text-underline-style="none" fo:font-weight="normal" officeooo:rsid="009eabb1" style:font-weight-asian="normal" style:font-weight-complex="normal"/>
    </style:style>
    <style:style style:name="T119" style:family="text">
      <style:text-properties style:text-underline-style="none" fo:font-weight="normal" officeooo:rsid="00a059b3" style:font-weight-asian="normal" style:font-weight-complex="normal"/>
    </style:style>
    <style:style style:name="T120" style:family="text">
      <style:text-properties style:text-underline-style="none" fo:font-weight="normal" officeooo:rsid="00a18c8c" style:font-weight-asian="normal" style:font-weight-complex="normal"/>
    </style:style>
    <style:style style:name="T121" style:family="text">
      <style:text-properties style:text-underline-style="none" fo:font-weight="normal" officeooo:rsid="00a31b36" style:font-weight-asian="normal" style:font-weight-complex="normal"/>
    </style:style>
    <style:style style:name="T122" style:family="text">
      <style:text-properties style:text-underline-style="none" fo:font-weight="normal" officeooo:rsid="00a5cc88" style:font-weight-asian="normal" style:font-weight-complex="normal"/>
    </style:style>
    <style:style style:name="T123" style:family="text">
      <style:text-properties style:text-underline-style="none" fo:font-weight="normal" officeooo:rsid="00a6e755" style:font-weight-asian="normal" style:font-weight-complex="normal"/>
    </style:style>
    <style:style style:name="T124" style:family="text">
      <style:text-properties style:text-underline-style="none" fo:font-weight="normal" officeooo:rsid="00a800b7" style:font-weight-asian="normal" style:font-weight-complex="normal"/>
    </style:style>
    <style:style style:name="T125" style:family="text">
      <style:text-properties style:text-underline-style="none" fo:font-weight="normal" officeooo:rsid="00a96116" style:font-weight-asian="normal" style:font-weight-complex="normal"/>
    </style:style>
    <style:style style:name="T126" style:family="text">
      <style:text-properties style:text-underline-style="none" fo:font-weight="normal" officeooo:rsid="008ac002" style:font-weight-asian="normal" style:font-weight-complex="normal"/>
    </style:style>
    <style:style style:name="T127" style:family="text">
      <style:text-properties style:text-underline-style="none" fo:font-weight="normal" officeooo:rsid="00ae6f78" style:font-weight-asian="normal" style:font-weight-complex="normal"/>
    </style:style>
    <style:style style:name="T128" style:family="text">
      <style:text-properties style:text-underline-style="none" fo:font-weight="normal" officeooo:rsid="00aea101" style:font-weight-asian="normal" style:font-weight-complex="normal"/>
    </style:style>
    <style:style style:name="T129" style:family="text">
      <style:text-properties style:text-underline-style="none" fo:font-weight="normal" officeooo:rsid="00b29b5f" style:font-weight-asian="normal" style:font-weight-complex="normal"/>
    </style:style>
    <style:style style:name="T130" style:family="text">
      <style:text-properties style:text-underline-style="none" fo:font-weight="normal" officeooo:rsid="00b21776" style:font-weight-asian="normal" style:font-weight-complex="normal"/>
    </style:style>
    <style:style style:name="T131" style:family="text">
      <style:text-properties style:text-underline-style="none" fo:font-weight="normal" officeooo:rsid="00b55e80" style:font-weight-asian="normal" style:font-weight-complex="normal"/>
    </style:style>
    <style:style style:name="T132" style:family="text">
      <style:text-properties style:text-underline-style="none" fo:font-weight="bold" officeooo:rsid="008a8f0a" style:font-weight-asian="bold" style:font-weight-complex="bold"/>
    </style:style>
    <style:style style:name="T133" style:family="text">
      <style:text-properties style:text-underline-style="none" fo:font-weight="bold" officeooo:rsid="008ab82e" style:font-weight-asian="bold" style:font-weight-complex="bold"/>
    </style:style>
    <style:style style:name="T134" style:family="text">
      <style:text-properties style:text-underline-style="none" fo:font-weight="bold" officeooo:rsid="008bb218" style:font-weight-asian="bold" style:font-weight-complex="bold"/>
    </style:style>
    <style:style style:name="T135" style:family="text">
      <style:text-properties fo:font-variant="normal" fo:text-transform="none" fo:color="#4d5156" loext:opacity="100%" style:font-name="Liberation Sans" fo:font-size="12pt" fo:letter-spacing="normal" fo:font-style="normal" fo:font-weight="normal" style:font-size-asian="12pt" style:font-size-complex="12pt"/>
    </style:style>
    <style:style style:name="T136" style:family="text">
      <style:text-properties officeooo:rsid="006a8887"/>
    </style:style>
    <style:style style:name="T137" style:family="text">
      <style:text-properties officeooo:rsid="006c49fd"/>
    </style:style>
    <style:style style:name="T138" style:family="text">
      <style:text-properties officeooo:rsid="0073a154"/>
    </style:style>
    <style:style style:name="T139" style:family="text">
      <style:text-properties officeooo:rsid="0074b22a"/>
    </style:style>
    <style:style style:name="T140" style:family="text">
      <style:text-properties officeooo:rsid="0074ee54"/>
    </style:style>
    <style:style style:name="T141" style:family="text">
      <style:text-properties officeooo:rsid="00794dba"/>
    </style:style>
    <style:style style:name="T142" style:family="text">
      <style:text-properties officeooo:rsid="007bb794"/>
    </style:style>
    <style:style style:name="T143" style:family="text">
      <style:text-properties officeooo:rsid="0083d546"/>
    </style:style>
    <style:style style:name="T144" style:family="text">
      <style:text-properties officeooo:rsid="0085afb9"/>
    </style:style>
    <style:style style:name="T145" style:family="text">
      <style:text-properties officeooo:rsid="0086320b"/>
    </style:style>
    <style:style style:name="T146" style:family="text">
      <style:text-properties officeooo:rsid="0090d8b4"/>
    </style:style>
    <style:style style:name="T147" style:family="text">
      <style:text-properties officeooo:rsid="0090ff9d"/>
    </style:style>
    <style:style style:name="T148" style:family="text">
      <style:text-properties officeooo:rsid="0092b59b"/>
    </style:style>
    <style:style style:name="T149" style:family="text">
      <style:text-properties officeooo:rsid="00947f08"/>
    </style:style>
    <style:style style:name="T150" style:family="text">
      <style:text-properties officeooo:rsid="0094a4ce"/>
    </style:style>
    <style:style style:name="T151" style:family="text">
      <style:text-properties officeooo:rsid="009a470a"/>
    </style:style>
    <style:style style:name="T152" style:family="text">
      <style:text-properties officeooo:rsid="00a4dd97"/>
    </style:style>
    <style:style style:name="T153" style:family="text">
      <style:text-properties officeooo:rsid="00b57ec5"/>
    </style:style>
    <style:style style:name="T154" style:family="text">
      <style:text-properties officeooo:rsid="00b94492"/>
    </style:style>
    <style:style style:name="T155" style:family="text">
      <style:text-properties officeooo:rsid="00bfab84"/>
    </style:style>
    <style:style style:name="T156" style:family="text">
      <style:text-properties officeooo:rsid="00c37013"/>
    </style:style>
    <style:style style:name="T157" style:family="text">
      <style:text-properties officeooo:rsid="00c4c13a"/>
    </style:style>
    <style:style style:name="T158" style:family="text">
      <style:text-properties officeooo:rsid="00c4e6cf"/>
    </style:style>
    <style:style style:name="T159" style:family="text">
      <style:text-properties officeooo:rsid="00c7f73c"/>
    </style:style>
    <style:style style:name="T160" style:family="text">
      <style:text-properties officeooo:rsid="00d3d092"/>
    </style:style>
    <style:style style:name="T161" style:family="text">
      <style:text-properties officeooo:rsid="00d484bf"/>
    </style:style>
    <style:style style:name="T162" style:family="text">
      <style:text-properties officeooo:rsid="00d4f092"/>
    </style:style>
    <style:style style:name="T163" style:family="text">
      <style:text-properties officeooo:rsid="00d662be"/>
    </style:style>
    <style:style style:name="T164" style:family="text">
      <style:text-properties officeooo:rsid="00d6de79"/>
    </style:style>
    <style:style style:name="T165" style:family="text">
      <style:text-properties officeooo:rsid="00d80b23"/>
    </style:style>
    <style:style style:name="T166" style:family="text">
      <style:text-properties officeooo:rsid="00d96e13"/>
    </style:style>
    <style:style style:name="T167" style:family="text">
      <style:text-properties officeooo:rsid="00da934c"/>
    </style:style>
    <style:style style:name="T168" style:family="text">
      <style:text-properties officeooo:rsid="00dc450d"/>
    </style:style>
    <style:style style:name="T169" style:family="text">
      <style:text-properties officeooo:rsid="00dfa09e"/>
    </style:style>
    <style:style style:name="T170" style:family="text">
      <style:text-properties officeooo:rsid="00e205ba"/>
    </style:style>
    <style:style style:name="T171" style:family="text">
      <style:text-properties officeooo:rsid="00e37d68"/>
    </style:style>
    <style:style style:name="T172" style:family="text">
      <style:text-properties officeooo:rsid="00e49780"/>
    </style:style>
    <style:style style:name="T173" style:family="text">
      <style:text-properties officeooo:rsid="00e5cdf2"/>
    </style:style>
    <style:style style:name="T174" style:family="text">
      <style:text-properties officeooo:rsid="00e77387"/>
    </style:style>
    <style:style style:name="T175" style:family="text">
      <style:text-properties officeooo:rsid="00e85967"/>
    </style:style>
    <style:style style:name="T176" style:family="text">
      <style:text-properties officeooo:rsid="00e85c75"/>
    </style:style>
    <style:style style:name="T177" style:family="text">
      <style:text-properties officeooo:rsid="00e99494"/>
    </style:style>
    <style:style style:name="T178" style:family="text">
      <style:text-properties officeooo:rsid="00eb240d"/>
    </style:style>
    <style:style style:name="T179" style:family="text">
      <style:text-properties officeooo:rsid="00ee33c9"/>
    </style:style>
    <style:style style:name="T180" style:family="text">
      <style:text-properties officeooo:rsid="00eea25b"/>
    </style:style>
    <style:style style:name="T181" style:family="text">
      <style:text-properties officeooo:rsid="00f598be"/>
    </style:style>
    <style:style style:name="T182" style:family="text">
      <style:text-properties officeooo:rsid="00f78bbe"/>
    </style:style>
    <style:style style:name="T183" style:family="text">
      <style:text-properties officeooo:rsid="00f92df6"/>
    </style:style>
    <style:style style:name="T184" style:family="text">
      <style:text-properties officeooo:rsid="00fabf3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ection 1 : framework</text:p>
      <text:p text:style-name="P3">1.1 The 2000 year old “secret”</text:p>
      <text:p text:style-name="P1"/>
      <text:p text:style-name="Standard"><text:span text:style-name="T1">Seneca adalah seorang filsuf Romawi yang meninggal dua ribu tahun yang lalu, dia katakan dalam bukunya tentang </text:span><text:span text:style-name="T2">betapa </text:span><text:span text:style-name="T1">singkatnya </text:span><text:span text:style-name="T3">kehidupan</text:span><text:span text:style-name="T1"> </text:span><text:span text:style-name="T3">ini </text:span><text:span text:style-name="T1">yang </text:span><text:span text:style-name="T13">dapat </text:span><text:span text:style-name="T1">mengubah </text:span><text:span text:style-name="T3">cara Anda dalam menggunakan waktu</text:span><text:span text:style-name="T1"> Anda.</text:span></text:p>
      <text:p text:style-name="P1"/>
      <text:p text:style-name="P2">Kira-kira seperti inilah yang dia katakan</text:p>
      <text:p text:style-name="P1"/>
      <text:p text:style-name="P1">Dia berkata, bukan karena kita memiliki waktu yang <text:span text:style-name="T52">sangat </text:span>singkat untuk hidup, <text:span text:style-name="T155">akan</text:span> tetapi kita <text:span text:style-name="T53">juga</text:span> <text:span text:style-name="T48">banyak</text:span> menyia-nyiakannya.</text:p>
      <text:p text:style-name="P1"/>
      <text:p text:style-name="Standard"><text:span text:style-name="T1">Dia </text:span><text:span text:style-name="T4">juga</text:span><text:span text:style-name="T1"> mengatakan, hidup </text:span><text:span text:style-name="T5">kita </text:span><text:span text:style-name="T1">ini </text:span><text:span text:style-name="T5">sudah </text:span><text:span text:style-name="T1">cukup panjang dan</text:span><text:span text:style-name="T5"> waktu</text:span><text:span text:style-name="T1"> </text:span><text:span text:style-name="T21">yang </text:span><text:span text:style-name="T22">panjang itu</text:span><text:span text:style-name="T21"> </text:span><text:span text:style-name="T1">telah diberikan kepada kita untuk </text:span><text:span text:style-name="T5">mencapai </text:span><text:span text:style-name="T1">pencapaian tertinggi </text:span><text:span text:style-name="T14">kita</text:span><text:span text:style-name="T1">, jika semuanya </text:span><text:span text:style-name="T23">menggunakannya (investasi)</text:span><text:span text:style-name="T1"> dengan baik.</text:span></text:p>
      <text:p text:style-name="P1"/>
      <text:p text:style-name="P1"><text:span text:style-name="T156">Kutipan ini sangat menarik</text:span>, terutama <text:span text:style-name="T49">pada</text:span> dua kata terakhir. <text:span text:style-name="T50">D</text:span>iinvestasikan dengan baik.</text:p>
      <text:p text:style-name="P1"/>
      <text:p text:style-name="P1">Apa artinya <text:span text:style-name="T51">dengan</text:span> waktu Anda diinvestasikan dengan baik?</text:p>
      <text:p text:style-name="P1"/>
      <text:p text:style-name="P1">Kita semua menghabiskan waktu.</text:p>
      <text:p text:style-name="P1"/>
      <text:p text:style-name="P1">Kita semua menggunakan waktu, kita semua membuang waktu.</text:p>
      <text:p text:style-name="P1"/>
      <text:p text:style-name="P1">Tetapi pikirkan berapa banyak orang yang menginvestasikan waktu mereka.</text:p>
      <text:p text:style-name="P1"/>
      <text:p text:style-name="P1">Nah, seperti seseorang menginvestasikan uang mereka, menaruhnya di pasar saham <text:span text:style-name="T157">misalnya</text:span>.</text:p>
      <text:p text:style-name="P1"/>
      <text:p text:style-name="P1">Mereka berinvestasi dalam aset.</text:p>
      <text:p text:style-name="P1"/>
      <text:p text:style-name="P1">Orang-orang yang mengatur waktu mereka dengan baik, <text:span text:style-name="T158">sama dengan</text:span> menginvestasikan waktu mereka.</text:p>
      <text:p text:style-name="P1"/>
      <text:p text:style-name="P1">Itu berarti mereka menghabiskan waktu mereka dalam hal-hal yang akan membayar mereka kembali, baik <text:span text:style-name="T159">dengan </text:span>segera <text:span text:style-name="T54">atau cepat</text:span> atau di masa depan, baik dalam kebijaksanaan, dalam kesehatan, dalam uang, dalam hubungan dan ketenangan pikiran, dalam sesuatu yang nyata yang bisa mereka dapatkan.</text:p>
      <text:p text:style-name="P1"/>
      <text:p text:style-name="Standard"><text:span text:style-name="T6">Dan i</text:span><text:span text:style-name="T1">ni </text:span><text:span text:style-name="T6">mendefinisikan ulang </text:span><text:span text:style-name="T15">apa itu </text:span><text:span text:style-name="T1">manajemen waktu.</text:span></text:p>
      <text:p text:style-name="P1"/>
      <text:p text:style-name="P1">Manajemen waktu bukanlah mengelola waktu.</text:p>
      <text:p text:style-name="P1"/>
      <text:p text:style-name="Standard"><text:span text:style-name="T16">Manajemen waktu juga</text:span><text:span text:style-name="T1"> </text:span><text:span text:style-name="T7">bukan</text:span><text:span text:style-name="T1"> </text:span><text:span text:style-name="T7">hanya bagaimana </text:span><text:span text:style-name="T1">menggunakan waktu Anda menyelesaikan semua </text:span><text:span text:style-name="T7">pekerjaan</text:span><text:span text:style-name="T1"> dalam s</text:span><text:span text:style-name="T7">atu hari</text:span><text:span text:style-name="T1">.</text:span></text:p>
      <text:p text:style-name="P1"/>
      <text:p text:style-name="Standard"><text:span text:style-name="T17">Manajemen waktu</text:span><text:span text:style-name="T1"> berarti </text:span><text:span text:style-name="T18">bagaimana</text:span><text:span text:style-name="T1"> Anda menginvestasikan waktu Anda dengan cara yang akan memberi</text:span><text:span text:style-name="T24">kan </text:span><text:span text:style-name="T1">Anda keuntungan.</text:span></text:p>
      <text:p text:style-name="P1"/>
      <text:p text:style-name="Standard"><text:span text:style-name="T1">Apa pun yang tidak memberi</text:span><text:span text:style-name="T25">kan</text:span><text:span text:style-name="T1"> Anda </text:span><text:span text:style-name="T8">nilai </text:span><text:span text:style-name="T19">ba</text:span><text:span text:style-name="T26">l</text:span><text:span text:style-name="T19">ik </text:span><text:span text:style-name="T1">adalah </text:span><text:span text:style-name="T10">bentuk dari </text:span><text:span text:style-name="T1">waktu yang terbuang.</text:span></text:p>
      <text:p text:style-name="P1"/>
      <text:p text:style-name="Standard"><text:span text:style-name="T9">Dan a</text:span><text:span text:style-name="T1">pa pun yang </text:span><text:span text:style-name="T9">memberikan anda nilai</text:span><text:span text:style-name="T1"> </text:span><text:span text:style-name="T20">balik </text:span><text:span text:style-name="T1">adalah </text:span><text:span text:style-name="T10">bentuk dari </text:span><text:span text:style-name="T1">manajemen waktu.</text:span></text:p>
      <text:p text:style-name="P1"/>
      <text:p text:style-name="Standard"><text:span text:style-name="T1">Itulah kerangka kerja </text:span><text:span text:style-name="T11">atau framework</text:span><text:span text:style-name="T1"> yang ingin </text:span><text:span text:style-name="T27">kami</text:span><text:span text:style-name="T1"> berikan kepada Anda dalam </text:span><text:span text:style-name="T12">kelas</text:span><text:span text:style-name="T1"> ini.</text:span></text:p>
      <text:p text:style-name="P1"/>
      <text:p text:style-name="P1">Dan saya harap Anda dapat mulai melihat waktu sebagai sesuatu yang harus diinvestasikan dan bukan hanya sesuatu yang perlu digunakan.</text:p>
      <text:p text:style-name="P1"/>
      <text:p text:style-name="P3"><text:soft-page-break/>1.2 perangkap manajemen waktu yang perlu Anda hindari</text:p>
      <text:p text:style-name="P5"/>
      <text:p text:style-name="P5"/>
      <text:p text:style-name="P11"><text:span text:style-name="T29">Di bagian </text:span><text:span text:style-name="T30">ini </text:span><text:span text:style-name="T37">kami</text:span><text:span text:style-name="T29"> ingin berbagi dengan Anda kendala </text:span><text:span text:style-name="T38">dari </text:span><text:span text:style-name="T29">manajemen waktu </text:span><text:span text:style-name="T39">ter</text:span><text:span text:style-name="T29">besar yang Anda </text:span><text:span text:style-name="T39">harus</text:span><text:span text:style-name="T29"> hindari dan bagaimana </text:span><text:span text:style-name="T40">cara </text:span><text:span text:style-name="T29">menghindari </text:span><text:span text:style-name="T40">nya </text:span><text:span text:style-name="T41">adalah kunci dari produktivitas yang anda inginkan.</text:span></text:p>
      <text:p text:style-name="P5"/>
      <text:p text:style-name="P5"><text:span text:style-name="T160">B</text:span>erpikir secara real time, harus memikirkan apa yang harus saya lakukan selanjutnya? <text:span text:style-name="T161">A</text:span>pa yang harus saya lakukan sekarang?</text:p>
      <text:p text:style-name="P5"/>
      <text:p text:style-name="P5">Pertama-tama, ini sangat menguras energi <text:span text:style-name="T162">dan </text:span>mental.</text:p>
      <text:p text:style-name="P5"/>
      <text:p text:style-name="P5">Kita semua memiliki <text:span text:style-name="T163">energi</text:span> yang terba<text:span text:style-name="T163">tas, kita juga </text:span>memiliki kapasitas mental yang terbatas.</text:p>
      <text:p text:style-name="P5"/>
      <text:p text:style-name="P5">Dan jika kita <text:span text:style-name="T55">hanya </text:span>menyia-nyiakannya, <text:span text:style-name="T164">dengan berpikir </text:span>apa yang harus saya lakukan sekarang atau apa yang harus saya lakukan selanjutnya?</text:p>
      <text:p text:style-name="P5"/>
      <text:p text:style-name="P11"><text:span text:style-name="T29">Anda </text:span><text:span text:style-name="T31">hanya menyia-nyiakan</text:span><text:span text:style-name="T29"> energi yang dapat digunakan untuk melakukan hal-hal produktif, tetapi juga membuang-buang waktu karena semua hal ini dapat diketahui </text:span><text:span text:style-name="T42">dan dikerjakan </text:span><text:span text:style-name="T29">sebelumnya.</text:span></text:p>
      <text:p text:style-name="P5"/>
      <text:p text:style-name="P5">Jadi jawabannya adalah rit<text:span text:style-name="T165">ual atau rutinitas</text:span>.</text:p>
      <text:p text:style-name="P5"/>
      <text:p text:style-name="P5">Jawabannya adalah memiliki kerangka kerja yang mengatur <text:span text:style-name="T56">pekerjaan</text:span> Anda dan kerangka kerja untuk apa yang Anda kerjakan yang memberi Anda hasil yang dapat diprediksi sehingga Anda tidak perlu memikirkan hal-hal <text:span text:style-name="T57">sepele.</text:span> dan kemudian satu-satunya pekerjaan Anda adalah <text:span text:style-name="T166">mengeksekusi dan </text:span>menjalankan kerangka kerja <text:span text:style-name="T167">Anda</text:span><text:span text:style-name="T57"> tadi.</text:span></text:p>
      <text:p text:style-name="P5"/>
      <text:p text:style-name="P5">Misalnya, <text:span text:style-name="T168">kita semua</text:span> telah menghabiskan waktu berbulan-bulan, bahkan mungkin bertahun-tahun, <text:span text:style-name="T168">untuk membentuk</text:span> kerangka kerja <text:span text:style-name="T168">kita</text:span>.</text:p>
      <text:p text:style-name="P5"/>
      <text:p text:style-name="P5">Dan karena itu, <text:span text:style-name="T168">kita</text:span> tahu <text:span text:style-name="T168">rutinitas</text:span> seperti apa <text:span text:style-name="T168">sih</text:span> pagi <text:span text:style-name="T168">kita</text:span>. <text:span text:style-name="T169">Seperti apa sih s</text:span><text:span text:style-name="T168">ore kita.</text:span></text:p>
      <text:p text:style-name="P5"/>
      <text:p text:style-name="P5"><text:span text:style-name="T170">Anda</text:span> tahu apa yang akan <text:span text:style-name="T170">anda</text:span> kerjakan.</text:p>
      <text:p text:style-name="P5"/>
      <text:p text:style-name="P11"><text:span text:style-name="T29">Dan </text:span><text:span text:style-name="T43">anda</text:span><text:span text:style-name="T29"> tahu pekerjaan apa yang </text:span><text:span text:style-name="T43">anda</text:span><text:span text:style-name="T32"> dapat dari pekerjaan itu</text:span><text:span text:style-name="T29">.</text:span></text:p>
      <text:p text:style-name="P5"/>
      <text:p text:style-name="P36"><text:span text:style-name="T29">M</text:span><text:span text:style-name="T28">ungkin orang-orang akan mengatakan, ah membosankan..</text:span></text:p>
      <text:p text:style-name="P5"/>
      <text:p text:style-name="P5">Anda tidak bisa hidup dalam rutinitas <text:span text:style-name="T171">anda </text:span>dan mungkin… <text:span text:style-name="T171">itu </text:span>ada benarnya <text:span text:style-name="T172">juga.</text:span></text:p>
      <text:p text:style-name="P5"/>
      <text:p text:style-name="P5">Tetapi <text:span text:style-name="T173">perlu anda ingat! </text:span>ada lebih banyak kebenaran dalam kenyataan bahwa <text:span text:style-name="T173">sebuah </text:span>rutinitas membawa <text:span text:style-name="T174">kita pada </text:span>kebebasan.</text:p>
      <text:p text:style-name="P5"/>
      <text:p text:style-name="P5"><text:span text:style-name="T177">Kami punya permisalan seperti ini</text:span>.</text:p>
      <text:p text:style-name="P5"/>
      <text:p text:style-name="P5">Pikirkan tentang seseorang yang ingin menggunakan kapak <text:span text:style-name="T178">nya </text:span>untuk menebang pohon.</text:p>
      <text:p text:style-name="P5"/>
      <text:p text:style-name="P11"><text:span text:style-name="T29">Jika orang itu pergi dan </text:span><text:span text:style-name="T33">menebaskan</text:span><text:span text:style-name="T29"> kapak </text:span><text:span text:style-name="T34">itu</text:span><text:span text:style-name="T29"> ke pohon satu kali, </text:span><text:span text:style-name="T34">maka </text:span><text:span text:style-name="T29">itu tidak akan menghasilkan apa-apa.</text:span></text:p>
      <text:p text:style-name="P5"/>
      <text:p text:style-name="P5">Mereka perlu melakukannya berulang-ulang di tempat yang sama, di pohon yang sama untuk mendapatkan hasil <text:span text:style-name="T179">yang diinginkan</text:span>.</text:p>
      <text:p text:style-name="P5"/>
      <text:p text:style-name="P5">Dan itulah <text:span text:style-name="T180">maksud dari</text:span> kerangka kerja.</text:p>
      <text:p text:style-name="P5"/>
      <text:p text:style-name="P5"><text:soft-page-break/>Kebalikannya adalah memukul satu pohon dan kemudian pindah ke pohon lain dan kemudian pindah ke pohon lain dan pindah ke pohon lain, begitulah cara kebanyakan orang menggunakan waktu mereka, terutama ketika mereka datang dengan kerangka kerja baru setiap saat.</text:p>
      <text:p text:style-name="P5"/>
      <text:p text:style-name="P11"><text:span text:style-name="T29">Jadi </text:span><text:span text:style-name="T44">kami</text:span><text:span text:style-name="T29"> benar-benar mendorong Anda untuk membuat sebuah ritual </text:span><text:span text:style-name="T35">atau rutinitas</text:span><text:span text:style-name="T29">, membuat kerangka kerja yang dapat Anda gunakan yang akan memberi Anda </text:span><text:span text:style-name="T36">nilai balik atau return </text:span><text:span text:style-name="T45">values</text:span><text:span text:style-name="T29"> tertinggi atas waktu Anda.</text:span></text:p>
      <text:p text:style-name="P5"/>
      <text:p text:style-name="P35">Terimakasih </text:p>
      <text:p text:style-name="P35"/>
      <text:p text:style-name="P35"/>
      <text:p text:style-name="P12"><text:span text:style-name="T46">Section 2 : 7 </text:span><text:span text:style-name="T47">Langkah Untuk Menjadi Produktif</text:span></text:p>
      <text:p text:style-name="P12"><text:span text:style-name="T46">2.1 </text:span><text:span text:style-name="T47">Apa yang Harus Anda Lakukan Setiap Pagi</text:span></text:p>
      <text:p text:style-name="P20"/>
      <text:p text:style-name="P20">Ketika Anda memiliki ritual <text:span text:style-name="T181">atau rutinitas </text:span>pagi, Anda <text:span text:style-name="T182">akan</text:span> bersemangat dan dalam <text:span text:style-name="T64">kondisi</text:span> pola pikir yang <text:span text:style-name="T183">segar </text:span><text:span text:style-name="T184">atau benar</text:span> untuk mengejar<text:span text:style-name="T65"> </text:span>apa yang ingin Anda selesaikan hari itu.</text:p>
      <text:p text:style-name="P20"/>
      <text:p text:style-name="P12"><text:span text:style-name="T58">Waktu yang Anda investasikan dengan melakukan </text:span><text:span text:style-name="T69">rutinitas pagi</text:span><text:span text:style-name="T58"> terlebih dahulu, alih-alih langsung bekerja, akan memberi Anda keuntungan besar dalam produktivitas.</text:span></text:p>
      <text:p text:style-name="P20"/>
      <text:p text:style-name="P20">Tetapi ada alasan yang lebih penting untuk ini.</text:p>
      <text:p text:style-name="P20"/>
      <text:p text:style-name="P20">Anda lihat bagaimana Elrod, yang menulis buku The Miracle Morning, <text:span text:style-name="T70">membahas</text:span> tentang menyiapkan ritual pagi, mengatakan bahwa:</text:p>
      <text:p text:style-name="P20">kita berpikir untuk mencapai lebih banyak, kita perlu berbuat lebih banyak.</text:p>
      <text:p text:style-name="P20">Namun pada kenyataannya, untuk mencapai lebih banyak, kita perlu menjadi lebih.</text:p>
      <text:p text:style-name="P20">Ketika Anda menjadi lebih, Anda mencapai lebih banyak dengan melakukan lebih sedikit.</text:p>
      <text:p text:style-name="P20"/>
      <text:p text:style-name="P12"><text:span text:style-name="T58">Jadi manfaat yang lebih penting dari ritual pagi Anda adalah pengembangan </text:span><text:span text:style-name="T71">diri atau personal development</text:span><text:span text:style-name="T58">.</text:span></text:p>
      <text:p text:style-name="P20"/>
      <text:p text:style-name="P20">Anda menginvestasikan waktu itu bukan hanya untuk hari itu, tetapi untuk hidup Anda.</text:p>
      <text:p text:style-name="P20"/>
      <text:p text:style-name="P20">Seperti Jim Rome, <text:span text:style-name="T72">seorang </text:span>pembicara hebat <text:span text:style-name="T73">pernah </text:span>mengatakan <text:span text:style-name="T73">bahwa, income (</text:span>pendapatan<text:span text:style-name="T73">)</text:span> jarang melebihi pengembangan pribadi.</text:p>
      <text:p text:style-name="P20"/>
      <text:p text:style-name="P12"><text:span text:style-name="T78">Sukses adalah sesuatu yang Anda tarik </text:span><text:span text:style-name="T79">dengan</text:span><text:span text:style-name="T80"> </text:span><text:span text:style-name="T78">orang yan</text:span><text:span text:style-name="T79">g seperti apa</text:span><text:span text:style-name="T78"> </text:span><text:span text:style-name="T81">Anda</text:span><text:span text:style-name="T78">.</text:span></text:p>
      <text:p text:style-name="P20"/>
      <text:p text:style-name="P20">Jadi, Anda ingin menginvestasikan bagian pertama hari <text:span text:style-name="T74">Anda</text:span> dalam hal-hal yang membuat Anda berada dalam keadaan pikiran yang benar dan hal-hal yang telah dilakukan berulang kali membantu Anda menjadi orang yang Anda inginkan.</text:p>
      <text:p text:style-name="P20"/>
      <text:p text:style-name="P20">Inilah cara Hal Elrod merekomendasikan untuk <text:span text:style-name="T75">menuliskan </text:span><text:span text:style-name="T76">atau mengerjakan</text:span> ritual pagi Anda.</text:p>
      <text:p text:style-name="P20"/>
      <text:p text:style-name="P12"><text:span text:style-name="T58">Dia menggambarkannya dengan akronim savers, </text:span><text:span text:style-name="T77">kata dia</text:span><text:span text:style-name="T58">, untuk memulai </text:span><text:span text:style-name="T77">nya dapat </text:span><text:span text:style-name="T58">dengan semacam keheningan atau meditasi,</text:span></text:p>
      <text:p text:style-name="P20"/>
      <text:p text:style-name="P12"><text:span text:style-name="T58">pertama, untuk memusatkan dan kemudian afirmasi diikuti dengan visualisasi, latihan, membaca dan </text:span><text:span text:style-name="T82">scribing (menulis)</text:span><text:span text:style-name="T58">, yang merupakan kata yang bagus untuk menulis di jurnal.</text:span></text:p>
      <text:p text:style-name="P20"/>
      <text:p text:style-name="P20"><text:soft-page-break/>Sekarang, Anda tidak perlu melakukan semua hal ini, tetapi inilah yang saya sarankan untuk dilakukan seminimal mungkin.</text:p>
      <text:p text:style-name="P20"/>
      <text:p text:style-name="P20">Pertama, berolahraga.</text:p>
      <text:p text:style-name="P20"/>
      <text:p text:style-name="P20">Anda ingin menginvestasikan waktu ini untuk menjadi kuat, sehat, dan yang lebih penting, merasa terjaga dan berenergi untuk hari yang akan datang.</text:p>
      <text:p text:style-name="P20"/>
      <text:p text:style-name="P20">Ini bisa berupa berjalan-jalan <text:span text:style-name="T83">diluar rumah</text:span>.</text:p>
      <text:p text:style-name="P20"/>
      <text:p text:style-name="P12"><text:span text:style-name="T84">B</text:span><text:span text:style-name="T58">ahkan hanya 10 hingga 20 menit hal pertama di pagi hari sudah cukup.</text:span></text:p>
      <text:p text:style-name="P20"/>
      <text:p text:style-name="P12"><text:span text:style-name="T58">Berikutnya adalah membaca </text:span><text:span text:style-name="T85">purpose atau </text:span><text:span text:style-name="T58">tujuan Anda dengan keras </text:span><text:span text:style-name="T86">dan</text:span><text:span text:style-name="T58"> antusias.</text:span></text:p>
      <text:p text:style-name="P20"/>
      <text:p text:style-name="P20">Anda telah menuliskan tujuan Anda dan sekarang Anda ingin mengingatkan diri sendiri dan tidak hanya mengingatkan diri sendiri, tetapi bersemangat untuk mengejar visi dan tujuan Anda hari itu.</text:p>
      <text:p text:style-name="P20"/>
      <text:p text:style-name="P21">Dan terakhir, visualisasikan. </text:p>
      <text:p text:style-name="P21"/>
      <text:p text:style-name="P13"><text:span text:style-name="T58">Anda ingin memvisualisasikan </text:span><text:span text:style-name="T87">bagian</text:span><text:span text:style-name="T58"> di mana Anda telah mencapai tujuan Anda dan Anda ingin memutar film itu dalam pikiran Anda, tetapi juga memvisualisasikan hari Anda ke depan, memvisualisasikan hari berjalan dengan sempurna, memvisualisasikan bagaimana Anda akan menjadi produktif , visualisasikan bagaimana Anda akan menyelesaikan semuanya dan bagaimana Anda akan </text:span><text:span text:style-name="T88">mengatasi</text:span><text:span text:style-name="T58"> gangguan.</text:span></text:p>
      <text:p text:style-name="P20"/>
      <text:p text:style-name="P20"/>
      <text:p text:style-name="P20">Roy Williams, yang menulis buku The Wizard of Ad, mengatakan bahwa langkah pertama untuk melakukan sesuatu adalah melihatnya dalam pikiran Anda dan apa pun yang ingin Anda selesaikan untuk hari itu, lihatlah diri Anda melakukannya sebagai bagian dari ritual Anda.</text:p>
      <text:p text:style-name="P20"/>
      <text:p text:style-name="P20">Sekarang tanyakan juga pada diri Anda sendiri, apakah ada hal lain yang ingin Anda tambahkan yang akan membantu Anda menjadi orang yang Anda ingin menjadi?</text:p>
      <text:p text:style-name="P20"/>
      <text:p text:style-name="P20">Saya merekomendasikan memulai sesederhana mungkin.</text:p>
      <text:p text:style-name="P20"/>
      <text:p text:style-name="P20">Tetapi jika ada hal lain yang ingin Anda tambahkan, tambahkan juga di sana.</text:p>
      <text:p text:style-name="P20"/>
      <text:p text:style-name="P20">Dan yang terpenting, tuliskan dan mulai besok pagi.</text:p>
      <text:p text:style-name="P20"/>
      <text:p text:style-name="P20"/>
      <text:p text:style-name="P22">2.2 <text:span text:style-name="T89">Bagaimana Cara Mengatur Jam Kerja Anda</text:span></text:p>
      <text:p text:style-name="P23"/>
      <text:p text:style-name="P15"><text:span text:style-name="T90">Anda lihat dalam buku “</text:span><text:span text:style-name="T92">Flow” oleh </text:span><text:span text:style-name="T135">Mihaly Csikszentmihalyi</text:span><text:span text:style-name="T90"> berbicara tentang psikologi pengalaman optimal.</text:span></text:p>
      <text:p text:style-name="P23"/>
      <text:p text:style-name="P23">Dia berbicara tentang keadaan, sepenuhnya terlibat dalam apa yang Anda lakukan, di mana Anda merasa seperti kehilangan waktu dan di mana pekerjaan yang Anda lakukan terasa tanpa usaha.</text:p>
      <text:p text:style-name="P23"/>
      <text:p text:style-name="P23">Dan dia menyebutnya keadaan aliran.</text:p>
      <text:p text:style-name="P23"><text:soft-page-break/></text:p>
      <text:p text:style-name="P23">Orang lain terkadang menyebutnya masuk ke<text:span text:style-name="T136">dalam</text:span> zona.</text:p>
      <text:p text:style-name="P23"/>
      <text:p text:style-name="P23">Tetapi dapatkah Anda melihat bagaimana keadaan itu akan meningkatkan produktivitas Anda secara eksponensial?</text:p>
      <text:p text:style-name="P23"/>
      <text:p text:style-name="P23">Masalahnya kebanyakan dari kita jarang mengalaminya, dan jika kita mengalaminya, itu <text:span text:style-name="T137">terjadi </text:span>secara tidak sengaja.</text:p>
      <text:p text:style-name="P23"/>
      <text:p text:style-name="P14"><text:span text:style-name="T90">Tetapi dengan asumsi Anda mengerjakan sesuatu yang </text:span><text:span text:style-name="T93">membuat bahagia</text:span><text:span text:style-name="T90"> Anda, seperti yang telah kita bicarakan sebelumnya, kunci terbesar untuk mencapai keadaan tersebut adalah bekerja dalam waktu yang tidak terputus.</text:span></text:p>
      <text:p text:style-name="P23"/>
      <text:p text:style-name="P26">Artinya fokus dalam satu hal, dan hanya satu hal itu yang untuk dikerjakan.</text:p>
      <text:p text:style-name="P26"/>
      <text:p text:style-name="P14"><text:span text:style-name="T90">Men</text:span><text:span text:style-name="T91">gaktifakn mode</text:span><text:span text:style-name="T90"> ponsel Anda <text:s/></text:span><text:span text:style-name="T91">(do not distr</text:span><text:span text:style-name="T94">u</text:span><text:span text:style-name="T91">b) </text:span><text:span text:style-name="T90">jangan ganggu, yang saya lakukan, atau matikan dan bekerja untuk waktu yang telah ditentukan, memberikan semua kekuatan mental Anda dengan nol gangguan dan nol multitasking.</text:span></text:p>
      <text:p text:style-name="P23"/>
      <text:p text:style-name="P23">Satu hal sederhana ini adalah pengubah permainan terbesar untuk produktivitas.</text:p>
      <text:p text:style-name="P23"/>
      <text:p text:style-name="P23">Peter Drucker, yang merupakan pemikir manajemen paling terkenal yang pernah direkomendasikan, bekerja dalam potongan dua jam pada satu waktu atau lebih. </text:p>
      <text:p text:style-name="P23"/>
      <text:p text:style-name="P14"><text:span text:style-name="T90">Yang penting, bagaimanapun, adalah Anda bekerja dalam </text:span><text:span text:style-name="T95">kurun</text:span><text:span text:style-name="T90"> waktu </text:span><text:span text:style-name="T95">yang </text:span><text:span text:style-name="T90">tanpa gangguan </text:span><text:span text:style-name="T95">sama sekali didalamnya</text:span><text:span text:style-name="T90">.</text:span></text:p>
      <text:p text:style-name="P23"/>
      <text:p text:style-name="P14"><text:span text:style-name="T90">Saya pribadi bekerja dalam </text:span><text:span text:style-name="T96">kurun</text:span><text:span text:style-name="T90"> 50 menit setiap </text:span><text:span text:style-name="T97">kerja </text:span><text:span text:style-name="T90">atau 90 menit.</text:span></text:p>
      <text:p text:style-name="P23"/>
      <text:p text:style-name="P23">Tapi mari kita tetap <text:span text:style-name="T138">membuat ini sederhana</text:span>.</text:p>
      <text:p text:style-name="P23"/>
      <text:p text:style-name="P23">Jadi pertama-tama, beli timer elektronik, Anda ingin mulai bekerja dengan jam.</text:p>
      <text:p text:style-name="P23"/>
      <text:p text:style-name="P23">Dan jika Anda menggunakan ponsel sebagai pengatur waktu, itu bukan pilihan karena itu hanya akan menjadi pengalih perhatian.</text:p>
      <text:p text:style-name="P23"/>
      <text:p text:style-name="P14"><text:span text:style-name="T90">Anda akan </text:span><text:span text:style-name="T98">selalu </text:span><text:span text:style-name="T90">memeriksa </text:span><text:span text:style-name="T98">ponsel</text:span><text:span text:style-name="T90"> Anda.</text:span></text:p>
      <text:p text:style-name="P23"/>
      <text:p text:style-name="P14"><text:span text:style-name="T98">M</text:span><text:span text:style-name="T90">elihat </text:span><text:span text:style-name="T98">notifikasi ini</text:span><text:span text:style-name="T90">, </text:span><text:span text:style-name="T98">kemudian Anda</text:span><text:span text:style-name="T90"> merespons dan seterusnya.</text:span></text:p>
      <text:p text:style-name="P23"/>
      <text:p text:style-name="P23">Jadi Anda tidak ingin melakukan <text:span text:style-name="T139">hal seperti </text:span>itu.</text:p>
      <text:p text:style-name="P23"/>
      <text:p text:style-name="P23">Selanjutnya, putuskan jumlah waktu yang telah ditentukan sebelumnya bahwa Anda akan bekerja.</text:p>
      <text:p text:style-name="P23"/>
      <text:p text:style-name="P23">Anda dapat melakukan 50 menit dengan istirahat 10 menit, Anda dapat melakukan 90 menit dengan istirahat 20 atau 30 menit atau yang lainnya.</text:p>
      <text:p text:style-name="P23"/>
      <text:p text:style-name="P23">Untuk saat ini, mari kita mulai dengan empat puluh lima menit berturut-turut.</text:p>
      <text:p text:style-name="P23"/>
      <text:p text:style-name="P24"><text:soft-page-break/>Dan dengan istirahat 15 menit hanya untuk memulai, Anda <text:span text:style-name="T140">juga</text:span> dapat mengubah <text:span text:style-name="T140">nya</text:span> kapan saja</text:p>
      <text:p text:style-name="P16"><text:span text:style-name="T90">tetapi saya lebih suka memulai dengan waktu yang lebih sedikit, karena kebanyakan orang biasanya </text:span><text:span text:style-name="T99">hilang fokus</text:span><text:span text:style-name="T90"> mereka sendiri setiap tiga menit ketika mereka bekerja.</text:span></text:p>
      <text:p text:style-name="P23"/>
      <text:p text:style-name="P14"><text:span text:style-name="T90">Dan omong-omong, ada penelitian yang menunjukkan bahwa dibutuhkan lebih dari dua puluh tiga menit untuk kembali ke </text:span><text:span text:style-name="T100">semula</text:span><text:span text:style-name="T90"> setelah gangguan </text:span><text:span text:style-name="T100">(hilang fokus tadi)</text:span></text:p>
      <text:p text:style-name="P23"/>
      <text:p text:style-name="P23">Jadi itu benar-benar menunjukkan betapa pentingnya untuk benar-benar masuk ke zona <text:span text:style-name="T141">kerja</text:span> dan tetap berada di zona itu, tidak mengganggu diri sendiri dan tidak membiarkan orang lain mengganggu Anda juga.</text:p>
      <text:p text:style-name="P23"/>
      <text:p text:style-name="P23">Anda benar-benar perlu mempertahankan waktu ini dan memotong semua kemungkinan gangguan, yaitu email, telepon, atau siapa pun yang berpotensi mengganggu Anda.</text:p>
      <text:p text:style-name="P23"/>
      <text:p text:style-name="P23">Jadi, ketika Anda mulai bekerja untuk hari itu, berkomitmenlah untuk bekerja dengan pengatur waktu, masukkan empat puluh lima menit pada pengatur waktu dan bekerjalah selama empat puluh lima menit berturut-turut.</text:p>
      <text:p text:style-name="P23"/>
      <text:p text:style-name="P23">Kemudian setelah selesai, pasang timer selama 15 menit dan istirahat 15 menit.</text:p>
      <text:p text:style-name="P23"/>
      <text:p text:style-name="P14"><text:span text:style-name="T90">Ketika Anda bekerja, Anda harus mengerjakan hal-hal, yang akan memberi Anda </text:span><text:span text:style-name="T101">nilai balik</text:span><text:span text:style-name="T90"> dalam kehidupan kerja Anda.</text:span></text:p>
      <text:p text:style-name="P23"/>
      <text:p text:style-name="P14"><text:span text:style-name="T90">Tapi bagaimana </text:span><text:span text:style-name="T102">menggunakan waktu</text:span><text:span text:style-name="T90"> istirahat Anda.</text:span></text:p>
      <text:p text:style-name="P23"/>
      <text:p text:style-name="P23">Anda lihat kebanyakan orang, ide mereka untuk istirahat adalah membiarkan saya pergi di Facebook atau melakukan sesuatu yang tidak ada hasilnya.</text:p>
      <text:p text:style-name="P23"/>
      <text:p text:style-name="P23">Tetapi Anda benar-benar ingin istirahat Anda berkualitas tinggi.</text:p>
      <text:p text:style-name="P23"/>
      <text:p text:style-name="P23">Anda bahkan dapat mengatakan bahwa kualitas pekerjaan Anda ditentukan oleh kualitas istirahat Anda, karena jika Anda tidak merasa segar dan bersemangat, Anda tidak akan dapat memberikan semuanya saat Anda bekerja.</text:p>
      <text:p text:style-name="P23"/>
      <text:p text:style-name="P25">Jadi, jika Anda menginvestasikan waktu istirahat ini untuk hal-hal yang membuat Anda merasa segar kembali dan yang lebih penting, Anda memanfaatkan waktu ini dengan sebaik-baiknya.</text:p>
      <text:p text:style-name="P23"/>
      <text:p text:style-name="P23">Jadi mungkin untuk salah satu dari istirahat ini, misalnya, Anda bermeditasi, mungkin untuk yang lain Anda berjalan-jalan.</text:p>
      <text:p text:style-name="P23"/>
      <text:p text:style-name="P23">Kita akan berbicara tentang mengatur semua istirahat dan waktu kerja Anda dan seterusnya nanti.</text:p>
      <text:p text:style-name="P23"/>
      <text:p text:style-name="P14"><text:span text:style-name="T90">Tapi </text:span><text:span text:style-name="T103">poin</text:span><text:span text:style-name="T90"> sebenarnya yang saya ingin Anda dapatkan </text:span><text:span text:style-name="T104">saat ini adalah.</text:span><text:span text:style-name="T90">.</text:span></text:p>
      <text:p text:style-name="P23"/>
      <text:p text:style-name="P14"><text:span text:style-name="T90">Kebanyakan orang sangat tidak produktif karena mereka tidak mengerahkan tenaga penuh </text:span><text:span text:style-name="T106">disaat mereka bekerja</text:span><text:span text:style-name="T90"> dan kemudian mereka juga tidak mengerahkan </text:span><text:span text:style-name="T107">sepenuhnya memanfatatkan waktu istirahat</text:span><text:span text:style-name="T90"> mereka.</text:span></text:p>
      <text:p text:style-name="P23"/>
      <text:p text:style-name="P23">Ketika mereka sedang bekerja, mereka <text:span text:style-name="T142">bersantai</text:span> dan <text:span text:style-name="T142">ingin </text:span>istirahat.</text:p>
      <text:p text:style-name="P23"><text:soft-page-break/></text:p>
      <text:p text:style-name="P23">Dan ketika mereka istirahat, mereka memikirkan pekerjaan.</text:p>
      <text:p text:style-name="P23"/>
      <text:p text:style-name="P23">Dan akibatnya mereka tidak bisa berpikir jernih.</text:p>
      <text:p text:style-name="P23"/>
      <text:p text:style-name="P23">Mereka tidak memiliki energi yang mereka butuhkan untuk melakukan yang terbaik dan mereka tidak menyelesaikan banyak hal.</text:p>
      <text:p text:style-name="P23"/>
      <text:p text:style-name="P14"><text:span text:style-name="T90">Tetapi dengan terombang-ambing di antara itu, </text:span><text:span text:style-name="T105">atur jam kerja</text:span><text:span text:style-name="T90"> tanpa gangguan </text:span><text:span text:style-name="T105">apapun</text:span><text:span text:style-name="T90"> dan kemudian </text:span><text:span text:style-name="T105">istirahat dengan tenang</text:span><text:span text:style-name="T90">.</text:span></text:p>
      <text:p text:style-name="P23"/>
      <text:p text:style-name="P14"><text:span text:style-name="T90">Anda akan merasa lebih jelas. Anda akan m</text:span><text:span text:style-name="T108">enemukan</text:span><text:span text:style-name="T90"> </text:span><text:span text:style-name="T108">flow nya</text:span><text:span text:style-name="T90">.</text:span></text:p>
      <text:p text:style-name="P23"/>
      <text:p text:style-name="P23">Dan jika Anda <text:span text:style-name="T143">melakukan pekerjaan dengan </text:span>separuh waktu yang Anda lakukan sebelumnya, Anda akan menyelesaikan lebih banyak. <text:span text:style-name="T144">Karena Anda sudah mengerti apa yang harus menjadi prioritas dan apa yang tidak.</text:span></text:p>
      <text:p text:style-name="P23"/>
      <text:p text:style-name="P23">Anda <text:span text:style-name="T145">kadang </text:span>melihat orang berbicara tentang, yah, saya bekerja 10 jam atau 12 jam atau sepanjang hari-hari yang panjang ini, tetapi tidak peduli berapa lama Anda bekerja.</text:p>
      <text:p text:style-name="P23"/>
      <text:p text:style-name="P23">Jam kerja bukanlah ukuran produktivitas.</text:p>
      <text:p text:style-name="P23"/>
      <text:p text:style-name="P23">Ukuran sebenarnya adalah seberapa banyak yang telah Anda selesaikan, terlepas dari berapa lama waktu yang dibutuhkan.</text:p>
      <text:p text:style-name="P23"/>
      <text:p text:style-name="P14"><text:span text:style-name="T90">Jadi putuskan berapa lama Anda ingin bekerja dan </text:span><text:span text:style-name="T109">atur timer atau waktu nya,</text:span><text:span text:style-name="T90"> dan pastikan Anda </text:span><text:span text:style-name="T109">segera </text:span><text:span text:style-name="T90"><text:s/>melakukan ini dan lihat perbedaan besar yang dihasilkannya.</text:span></text:p>
      <text:p text:style-name="P23"/>
      <text:p text:style-name="P30">2.3 Apa yang Harus Dikerjakan</text:p>
      <text:p text:style-name="P30"/>
      <text:p text:style-name="P18"><text:span text:style-name="T110">Jadi Anda sekarang bekerja dalam </text:span><text:span text:style-name="T111">jangka</text:span><text:span text:style-name="T110"> waktu tanpa </text:span><text:span text:style-name="T111">ada </text:span><text:span text:style-name="T110">gangguan.</text:span></text:p>
      <text:p text:style-name="P27"/>
      <text:p text:style-name="P18"><text:span text:style-name="T110">Pertanyaannya adalah, apa yang Anda kerjakan dalam </text:span><text:span text:style-name="T112">jangka</text:span><text:span text:style-name="T110"> waktu itu?</text:span></text:p>
      <text:p text:style-name="P27"/>
      <text:p text:style-name="P27">Dan jawabannya sangat sederhana.</text:p>
      <text:p text:style-name="P27"/>
      <text:p text:style-name="P27">Anda mengerjakan hal-hal yang menggerakkan Anda secara terukur <text:span text:style-name="T146">dan </text:span>lebih dekat ke arah tujuan-<text:span text:style-name="T147">tujuan</text:span> Anda.</text:p>
      <text:p text:style-name="P27"/>
      <text:p text:style-name="P27"><text:span text:style-name="T148">B</text:span>isa berupa hal-hal yang Anda lakukan <text:span text:style-name="T149">tiap</text:span> hari <text:span text:style-name="T149">nya </text:span>secara teratur atau hal-hal <text:span text:style-name="T150">yang</text:span> berdasarkan apa yang sedang Anda kerjakan.</text:p>
      <text:p text:style-name="P27"/>
      <text:p text:style-name="P18"><text:span text:style-name="T110">Tapi kata kuncinya ada </text:span><text:span text:style-name="T113">pada </text:span><text:span text:style-name="T120">ukuran</text:span><text:span text:style-name="T110">. </text:span><text:span text:style-name="T114">Yang</text:span><text:span text:style-name="T110"> Anda selalu perlu </text:span><text:span text:style-name="T115">tanyakan</text:span><text:span text:style-name="T110"> pada diri sendiri adalah apa yang saya lakukan sekarang hanya akan memantapkan hasil yang sudah saya miliki atau </text:span><text:span text:style-name="T116">apakah saya </text:span><text:span text:style-name="T121">bahkan</text:span><text:span text:style-name="T116"> </text:span><text:span text:style-name="T110">tidak melakukan apa-</text:span><text:span text:style-name="T116">apa sama sekali</text:span><text:span text:style-name="T110">?</text:span></text:p>
      <text:p text:style-name="P27"/>
      <text:p text:style-name="P27">Atau apakah itu akan membuat saya lebih dekat secara terukur atau apakah itu benar-benar akan membantu saya mendapatkan <text:span text:style-name="T152">suatu</text:span> hasil <text:span text:style-name="T151">tertentu</text:span>?</text:p>
      <text:p text:style-name="P27"/>
      <text:p text:style-name="P18"><text:soft-page-break/><text:span text:style-name="T110">Peter Drucker, pemikir manajemen yang kita bicarakan, mengatakan bahwa bisnis hanya memiliki dua fungsi, pemasaran dan inovasi. </text:span><text:span text:style-name="T117">Selain keduanya</text:span><text:span text:style-name="T110"> adalah biaya.</text:span></text:p>
      <text:p text:style-name="P27"/>
      <text:p text:style-name="P18"><text:span text:style-name="T110">Demikian pula, ketika Anda bekerja, hanya ada satu, dua, atau mungkin tiga hal yang akan memberi Anda </text:span><text:span text:style-name="T118">hasil semacam itu.</text:span></text:p>
      <text:p text:style-name="P27"/>
      <text:p text:style-name="P18"><text:span text:style-name="T118">Sekali</text:span><text:span text:style-name="T110"> lagi, kedua hal itu adalah pemasaran dan inovasi dan yang lainnya bukanlah investasi waktu Anda, tetapi </text:span><text:span text:style-name="T119">sebuah </text:span><text:span text:style-name="T110">biaya.</text:span></text:p>
      <text:p text:style-name="P27"/>
      <text:p text:style-name="P18"><text:span text:style-name="T110">Jadi, Anda ingin berhenti </text:span><text:span text:style-name="T122">mengatakan</text:span><text:span text:style-name="T110"> diri Anda sebagai orang yang produktif karena melakukan </text:span><text:span text:style-name="T123">banyak kesibukan</text:span><text:span text:style-name="T110"> yang pada kenyataannya </text:span><text:span text:style-name="T123">itu bukan kesibukan melainkan sebuah biaya</text:span><text:span text:style-name="T110">.</text:span></text:p>
      <text:p text:style-name="P27"/>
      <text:p text:style-name="P18"><text:span text:style-name="T110">Dan saat Anda terus melakukan ini dan Anda terus bekerja dalam </text:span><text:span text:style-name="T123">jangka</text:span><text:span text:style-name="T110"> waktu tanpa gangguan, pastikan untuk tidak terganggu oleh biaya </text:span><text:span text:style-name="T124">atau pengorbanan</text:span><text:span text:style-name="T110">, cobalah untuk mendelegasikan biaya sebanyak mungkin, </text:span><text:span text:style-name="T124">yang mana suatu saat nanti dapat menjadi </text:span><text:span text:style-name="T125">keuntungan balik kepada Anda</text:span><text:span text:style-name="T110">.</text:span></text:p>
      <text:p text:style-name="P27"/>
      <text:p text:style-name="P27"/>
      <text:p text:style-name="P27"/>
      <text:p text:style-name="P27"/>
      <text:p text:style-name="P27"/>
      <text:p text:style-name="P27"/>
      <text:p text:style-name="P27"/>
      <text:p text:style-name="P27"/>
      <text:p text:style-name="P27"/>
      <text:p text:style-name="P27"/>
      <text:p text:style-name="P17"><text:span text:style-name="T132">2.4 : </text:span><text:span text:style-name="T133">3 </text:span><text:span text:style-name="T134">Rencana</text:span><text:span text:style-name="T133"> untuk Membuat Kemajuan Besar</text:span></text:p>
      <text:p text:style-name="P31"/>
      <text:p text:style-name="P28">Jadi pertanyaannya adalah, apa yang membuat Anda semakin dekat dengan tujuan Anda dan satu-satunya cara untuk benar-benar menjawabnya adalah dengan membuat rencana, Anda ingin membuat rencana langkah demi langkah untuk tujuan utama Anda.</text:p>
      <text:p text:style-name="P28"/>
      <text:p text:style-name="P19"><text:span text:style-name="T126">Dan </text:span><text:span text:style-name="T127">menjalankan</text:span><text:span text:style-name="T126"> rencana itu </text:span><text:span text:style-name="T128">dengan</text:span><text:span text:style-name="T126"> apa yang Anda lakukan selama waktu yang telah dijadwalkan sebelumnya.</text:span></text:p>
      <text:p text:style-name="P28"/>
      <text:p text:style-name="P19"><text:span text:style-name="T126">Dan hal lain yang sangat penting adalah Anda ingin memastikan bahwa segala sesuatu dalam rencana itu benar-benar membuat Anda semakin dekat </text:span><text:span text:style-name="T130">dengan tujuan Anda</text:span><text:span text:style-name="T126">, karena sering </text:span><text:span text:style-name="T131">kali</text:span><text:span text:style-name="T126"> kita </text:span><text:span text:style-name="T129">jalan ditempat. Tidak membuat kita melangkah lurus kedepan </text:span><text:span text:style-name="T131">mendekati tujuan.</text:span></text:p>
      <text:p text:style-name="P28"/>
      <text:p text:style-name="P28">Anda dapat me<text:span text:style-name="T153">nambahkan rencana Anda</text:span>, tetapi Anda benar-benar hanya ingin memiliki sesuatu untuk memulai.</text:p>
      <text:p text:style-name="P28">Dan kemudian hal lain yang ingin Anda lakukan adalah Anda ingin membuat tujuan untuk minggu Anda supaya Anda memiliki tonggak tertentu untuk dicapai setiap minggu.</text:p>
      <text:p text:style-name="P28"/>
      <text:p text:style-name="P28">Cara saya melakukan ini adalah saya punya teman, kami berbicara setiap minggu, kami memiliki gelombang yang sama mengerjakan hal-hal serupa, dan kami memiliki sesi dalang kecil kami saat itu.</text:p>
      <text:p text:style-name="P28">Dan pada akhirnya, kami membagikan tujuan kami untuk minggu ini.</text:p>
      <text:p text:style-name="P28"/>
      <text:p text:style-name="P28">Jadi itulah waktu saya menetapkan tujuan saya untuk minggu ini dan menuliskannya.</text:p>
      <text:p text:style-name="P28">Dan komponen ketiga untuk benar-benar merencanakan apa yang ingin kita lakukan sehari-hari.</text:p>
      <text:p text:style-name="P28"><text:soft-page-break/>Jadi Anda memiliki rencana keseluruhan Anda, Anda memiliki tujuan Anda untuk minggu ini, hanya tonggak yang ingin Anda capai untuk membuat Anda lebih dekat.</text:p>
      <text:p text:style-name="P28"/>
      <text:p text:style-name="P28">Dan juga Anda ingin melakukannya setiap hari.</text:p>
      <text:p text:style-name="P28">Dan inilah kejutannya.</text:p>
      <text:p text:style-name="P28">Sejauh daftar tugas harian Anda, idealnya itu hanya satu hal.</text:p>
      <text:p text:style-name="P28">Semakin banyak hal itu, itu berarti semakin kecil hal-hal yang Anda kerjakan, semakin kecil kemungkinan salah satu dari hal-hal itu adalah 10x hal.</text:p>
      <text:p text:style-name="P28"/>
      <text:p text:style-name="P28">Dan jika Anda harus melakukan banyak hal kecil, tidak apa-apa.</text:p>
      <text:p text:style-name="P28">Tapi pertama-tama, pilih satu hal yang benar-benar akan membayar Anda kembali dan lakukan semua hal yang lebih kecil itu.</text:p>
      <text:p text:style-name="P28">Pada akhirnya, Anda mungkin pernah mendengar tentang prinsip 80 20 bahwa 80 persen hasil Anda berasal dari 20 persen hal yang Anda lakukan.</text:p>
      <text:p text:style-name="P28"/>
      <text:p text:style-name="P28">Tetapi Anda bahkan dapat mengambilnya lebih jauh dan hanya menuntut satu hal yang dapat saya lakukan hari ini yang akan memberi saya keuntungan terbesar.</text:p>
      <text:p text:style-name="P28"/>
      <text:p text:style-name="P28">Anda lihat, Gary Keller membicarakan hal ini dalam bukunya The One Thing, dan dia berkata untuk bertanya pada diri sendiri, apa satu hal yang dapat saya lakukan sehingga melakukan hal itu akan membuat segala sesuatu yang lain tidak perlu atau dengan cara lain Anda dapat bertanya pada diri sendiri hal yang sama adalah apa satu hal yang dapat saya lakukan sehingga melakukannya akan memberi saya pengembalian tertinggi untuk waktu yang diinvestasikan?</text:p>
      <text:p text:style-name="P28"/>
      <text:p text:style-name="P28">Itu benar-benar pertanyaan untuk menentukan apa yang ada di daftar To-Do kutipan tanda kutip Anda.</text:p>
      <text:p text:style-name="P28">Dan sementara kita membahas topik ini, ada hal lain yang ingin saya bagikan kepada Anda, yang mungkin merupakan hal terpenting yang dapat saya bagikan kepada Anda dalam hal manajemen waktu.</text:p>
      <text:p text:style-name="P28">Anda tahu, alasan sepertinya tidak ada cukup waktu untuk melakukan semua yang ingin Anda lakukan bukan karena ada begitu banyak yang harus dilakukan.</text:p>
      <text:p text:style-name="P28"/>
      <text:p text:style-name="P28">Kenyataannya adalah bahwa manajemen waktu bisa sangat mudah sehingga Anda akan memiliki terlalu banyak waktu luang.</text:p>
      <text:p text:style-name="P28">Anda tidak akan tahu apa yang harus dilakukan.</text:p>
      <text:p text:style-name="P28">Jadi mengapa sepertinya tidak pernah ada cukup waktu untuk melakukan hal-hal yang ingin Anda lakukan?</text:p>
      <text:p text:style-name="P28">Dan ironisnya, jawabannya adalah kemalasan atau penghindaran rasa takut.</text:p>
      <text:p text:style-name="P28"/>
      <text:p text:style-name="P28">Ini seperti yang dikatakan Robert Kiyosaki, penulis buku terlaris New York Times nomor satu.</text:p>
      <text:p text:style-name="P28">Dia mengatakan bahwa tetap sibuk adalah kemalasan karena Anda tetap sibuk untuk menghindari sesuatu yang tidak ingin Anda hadapi.</text:p>
      <text:p text:style-name="P28">Atau Tim Ferriss menambahkan gagasan ini dengan mengatakan bahwa alih-alih berfokus pada dua atau tiga hal yang perlu kita lakukan yang akan membuat kita produktif atau berkontribusi pada tujuan kita, kita menemukan hal-hal yang harus dilakukan untuk membuat kita tetap sibuk.</text:p>
      <text:p text:style-name="P28">Begitu sibuknya sehingga tidak ada cukup waktu tersisa untuk dua atau tiga hal yang harus kita lakukan, hal-hal yang tidak ingin kita hadapi.</text:p>
      <text:p text:style-name="P28"/>
      <text:p text:style-name="P28">Solusinya kemudian, menurut Tim Ferriss, adalah sering bertanya pada diri sendiri dan menemukan hal-hal yang harus dilakukan untuk menghindari yang penting.</text:p>
      <text:p text:style-name="P28"/>
      <text:p text:style-name="P28"><text:soft-page-break/>Atau seperti yang dikatakan Randy Pausch, profesor terkenal di Carnegie Mellon dalam kuliahnya tentang manajemen waktu, bertanya pada diri sendiri, Apakah saya benar-benar perlu melakukan ini?</text:p>
      <text:p text:style-name="P28">Anda ingin mendapati diri Anda menghindari yang penting dan berhenti menjadi malas dan Anda akan menciptakan lebih banyak waktu luang dan menyelesaikan lebih banyak hal.</text:p>
      <text:p text:style-name="P28"/>
      <text:p text:style-name="P28">Jadi, ketika membuat rencana, mengenai tujuan mingguan dan daftar tugas harian Anda, saya ingin Anda mengingat hal ini.</text:p>
      <text:p text:style-name="P28"/>
      <text:p text:style-name="P28">Saya benar-benar ingin Anda memikirkan tentang dua atau tiga hal apa yang akan benar-benar berkontribusi yang akan menggerakkan saya dalam garis lurus menuju tujuan saya.</text:p>
      <text:p text:style-name="P28"/>
      <text:p text:style-name="P28">Dan juga perlu diingat bahwa seringkali hal-hal ini mendorong kita keluar dari zona nyaman kita.</text:p>
      <text:p text:style-name="P28">Mereka tidak nyaman.</text:p>
      <text:p text:style-name="P28"/>
      <text:p text:style-name="P28">Itu adalah hal-hal yang mungkin kita rasakan, dan itulah mengapa kita tidak ingin menghadapinya.</text:p>
      <text:p text:style-name="P28">Tetapi jika Anda benar-benar ingin menjadi produktif, jika Anda benar-benar ingin mencapai tujuan Anda, tidak hanya dalam waktu sesingkat mungkin, tetapi mungkin selamanya, maka Anda harus menghadapi hal-hal ini.</text:p>
      <text:p text:style-name="P28"/>
      <text:p text:style-name="P28">Jadi Anda benar-benar ingin mengingat hal ini ketika membuat rencana untuk benar-benar memikirkan hal ini dan benar-benar mencoba mengatur apa yang Anda kerjakan dengan terlebih dahulu memiliki rencana, memiliki tujuan minggu dan juga melakukan setiap hari dan idealnya berfokus hanya pada satu dan jika perlu dua hal.</text:p>
      <text:p text:style-name="P28"/>
      <text:p text:style-name="P28"/>
      <text:p text:style-name="P32">2.5 Aturan 80/20</text:p>
      <text:p text:style-name="P32"/>
      <text:p text:style-name="P29">Anda lihat, Anda mungkin pernah mendengar aturan 80 20 bahwa 80 persen hasil Anda berasal dari 20 persen pekerjaan yang dibicarakan banyak orang akhir-akhir ini.</text:p>
      <text:p text:style-name="P29"/>
      <text:p text:style-name="P29">Tetapi aturan 80 20 lainnya yang sama pentingnya adalah Anda ingin menghabiskan setidaknya 80 persen waktu Anda untuk diri sendiri, untuk 10x hal, dan kemudian hanya sisanya, 20 persen sisanya, sedikit untuk hal-hal yang diminta orang lain. dari Anda pada hal-hal yang pada dasarnya tidak membantu Anda bergerak menuju tujuan Anda, tapi mungkin mereka harus diselesaikan.</text:p>
      <text:p text:style-name="P29"/>
      <text:p text:style-name="P29">Sebenarnya ada teori manajemen waktu terkenal yang disebut Teori Pickle Jar, yang agak mirip.</text:p>
      <text:p text:style-name="P29"/>
      <text:p text:style-name="P29">Jadi, jika Anda membayangkan sebuah toples acar, katakanlah Anda memiliki empat hal yang perlu dimasukkan ke dalam toples itu.</text:p>
      <text:p text:style-name="P29"/>
      <text:p text:style-name="P29">Katakanlah Anda memiliki batu, kerikil, pasir, dan air.</text:p>
      <text:p text:style-name="P29"/>
      <text:p text:style-name="P29">Jika Anda mengisi toples hanya dengan air, maka tidak ada ruang untuk tiga hal lainnya.</text:p>
      <text:p text:style-name="P29"/>
      <text:p text:style-name="P29">Tetapi jika Anda mulai dengan yang pertama, batu-batu besar dan kemudian kerikil dan kemudian pasir dan kemudian air, Anda akan dapat memasukkan semuanya ke dalam toples dan hal-hal yang sama dengan waktu Anda.</text:p>
      <text:p text:style-name="P29"/>
      <text:p text:style-name="P29"><text:soft-page-break/>Anda ingin tidak hanya menghabiskan sebagian besar untuk diri Anda sendiri dan pada hal-hal penting dan pada hal-hal yang membuat Anda lebih dekat dengan tujuan Anda.</text:p>
      <text:p text:style-name="P29"/>
      <text:p text:style-name="P29">Tapi Anda ingin melakukannya terlebih dahulu.</text:p>
      <text:p text:style-name="P29"/>
      <text:p text:style-name="P29">Anda melakukannya dengan dua cara.</text:p>
      <text:p text:style-name="P29"/>
      <text:p text:style-name="P29">Pertama-tama, Anda ingin mencurahkan setidaknya, tiga bagian besar pertama dari waktu untuk diri sendiri.</text:p>
      <text:p text:style-name="P29"/>
      <text:p text:style-name="P29">Anda bangun, Anda melakukan ritual Anda, Anda sarapan, yang bisa menjadi bagian dari ritual Anda, dan kemudian Anda pergi bekerja pada diri sendiri.</text:p>
      <text:p text:style-name="P29"/>
      <text:p text:style-name="P29">Anda tidak menghabiskan waktu menjawab email.</text:p>
      <text:p text:style-name="P29"/>
      <text:p text:style-name="P29">Anda tidak menghabiskan waktu melakukan hal-hal yang diminta orang.</text:p>
      <text:p text:style-name="P29"/>
      <text:p text:style-name="P29">Anda menghabiskan tiga bagian waktu pertama untuk hal-hal yang membuat Anda semakin dekat.</text:p>
      <text:p text:style-name="P29"/>
      <text:p text:style-name="P29">Dan kemudian apa yang dapat Anda lakukan adalah menjadwalkan bagian keempat dari waktu yang dijadwalkan dan dikhususkan untuk melakukan semua hal lainnya sekaligus.</text:p>
      <text:p text:style-name="P29"/>
      <text:p text:style-name="P29">Dan ketika Anda menjadwalkan sebagian waktu untuk melakukan semua hal itu, Anda kemudian menggabungkan semua hal ini bersama-sama.</text:p>
      <text:p text:style-name="P29"/>
      <text:p text:style-name="P29">Anda memotong semua hal yang harus Anda lakukan bersama.</text:p>
      <text:p text:style-name="P29"/>
      <text:p text:style-name="P29">Jadi Anda menyelesaikannya sekaligus dan melakukannya dengan sangat efisien.</text:p>
      <text:p text:style-name="P29"/>
      <text:p text:style-name="P29">Sedangkan jika Anda menyebarkannya sepanjang hari, itu bisa memakan waktu sepanjang hari.</text:p>
      <text:p text:style-name="P29"/>
      <text:p text:style-name="P29">Jadi, sekali lagi, ini sangat sederhana, tetapi sangat penting.</text:p>
      <text:p text:style-name="P29"/>
      <text:p text:style-name="P29">Lakukan ritual Anda dan jadwalkan tiga bagian waktu pertama, dua hal penting, dan kemudian jadwalkan bagian keempat di mana Anda menggabungkan semua hal yang perlu Anda urus, tetapi itu tidak benar-benar menambah nilai dalam hidup Anda, itu tidak memberikan pengembalian investasi Anda.</text:p>
      <text:p text:style-name="P29"/>
      <text:p text:style-name="P4">2.6 The Time Management Sheet Part 1</text:p>
      <text:p text:style-name="P4"/>
      <text:p text:style-name="P4"/>
      <text:p text:style-name="P4"/>
      <text:p text:style-name="P6">2.7 The Time Management Sheet Part 2</text:p>
      <text:p text:style-name="P6"/>
      <text:p text:style-name="P9"/>
      <text:p text:style-name="P7">3.1 <text:span text:style-name="T154">Manajemen Waktu dan “Seember Air”</text:span></text:p>
      <text:p text:style-name="P7"/>
      <text:p text:style-name="P9">manajemen waktu dan seember air</text:p>
      <text:p text:style-name="P9"/>
      <text:p text:style-name="P9"><text:soft-page-break/>Ada sebuah buku yang sangat saya sukai berjudul The Slight Edge karya Jeff Olson, dan di dalamnya ia berbicara tentang mitos tentang sesuatu yang mengubah hidup.</text:p>
      <text:p text:style-name="P9"/>
      <text:p text:style-name="P9">Kami hampir diprogram untuk mencari sesuatu yang akan mengubah hidup.</text:p>
      <text:p text:style-name="P9"/>
      <text:p text:style-name="P9">Kami menyebut hal-hal yang mengubah hidup, melihat ke belakang.</text:p>
      <text:p text:style-name="P9"/>
      <text:p text:style-name="P9">Tetapi ketika Anda benar-benar memikirkannya, kebanyakan hal tidak mengubah hidup.</text:p>
      <text:p text:style-name="P9"/>
      <text:p text:style-name="P9">Dan itu, jika ada, sama sekali, karena perubahan nyata tidak terjadi dalam semalam.</text:p>
      <text:p text:style-name="P9"/>
      <text:p text:style-name="P9">Perubahan nyata terjadi dengan menambahkan setetes air ke seember air berulang-ulang bahwa ketika Anda melihatnya kembali dalam satu tahun dan dua tahun dan lima tahun dan 10 tahun, ember itu meluap.</text:p>
      <text:p text:style-name="P9"/>
      <text:p text:style-name="P9">Konsep ini memiliki dampak yang begitu dalam pada hidup saya sehingga pada tanggal 1 Januari saya benar-benar menulis tentangnya.</text:p>
      <text:p text:style-name="P9"/>
      <text:p text:style-name="P9">Dan sebagian besar saya menulis tentang itu sebagai pengingat untuk diri saya sendiri betapa kuatnya ini.</text:p>
      <text:p text:style-name="P9"/>
      <text:p text:style-name="P9">Dan Anda juga bisa membacanya jika Anda menyukainya.</text:p>
      <text:p text:style-name="P9"/>
      <text:p text:style-name="P9">Sekolah orang dalam, tujuan dotcom 2016.</text:p>
      <text:p text:style-name="P9"/>
      <text:p text:style-name="P9">Tapi itu juga kerangka kerja yang menjadi dasar kursus ini.</text:p>
      <text:p text:style-name="P9"/>
      <text:p text:style-name="P9">Ini didasarkan pada gagasan untuk menyiapkan infrastruktur, menyiapkan kerangka kerja untuk apa yang akan Anda lakukan untuk menambahkan setetes air, sehingga dapat dikatakan, ke ember setiap hari sehingga Anda dapat melihat ke belakang dalam setahun dan berpikir, wow, saya tidak percaya semua yang terjadi.</text:p>
      <text:p text:style-name="P9"/>
      <text:p text:style-name="P9">Saya tidak percaya semua yang telah saya lakukan versus berada di posisi itu, sayangnya, banyak orang saat mereka melihat ke belakang dan berkata, saya tidak percaya bahwa tidak ada yang berubah.</text:p>
      <text:p text:style-name="P9"/>
      <text:p text:style-name="P9">Dan omong-omong, saya sendiri pernah mengalaminya, itulah sebabnya saya begitu bertekad untuk belajar tentang manajemen waktu.</text:p>
      <text:p text:style-name="P9"/>
      <text:p text:style-name="P9"/>
      <text:p text:style-name="P8">KESIMPULAN</text:p>
      <text:p text:style-name="P10"/>
      <text:p text:style-name="P9">Jadi rekap cepat dari apa yang perlu Anda lakukan sekarang.</text:p>
      <text:p text:style-name="P9"/>
      <text:p text:style-name="P9">Pertama-tama, pastikan Anda mengatur ritual pagi Anda, benar-benar mengidentifikasi hal-hal apa saja yang akan membuat Anda merasa paling baik dan hal-hal yang akan membantu Anda menjadi diri Anda yang terbaik.</text:p>
      <text:p text:style-name="P9"/>
      <text:p text:style-name="P9">Saya tidak tahu apakah Anda pernah mengalami ini, tetapi saya pasti dapat melihat kembali kehidupan saya dan memikirkan saat-saat ketika saya adalah yang paling terbuka.</text:p>
      <text:p text:style-name="P9"/>
      <text:p text:style-name="P9">Saya merasa paling seperti diri saya sendiri.</text:p>
      <text:p text:style-name="P9"/>
      <text:p text:style-name="P9">Saya merasa dalam kondisi terbaik saya.</text:p>
      <text:p text:style-name="P9"/>
      <text:p text:style-name="P9">Dan saya pasti bisa memikirkan saat-saat ketika saya merasakan kebalikannya, seperti saya adalah orang yang sama sekali berbeda.</text:p>
      <text:p text:style-name="P9"/>
      <text:p text:style-name="P9"><text:soft-page-break/>Dan cara saya melihat ritual pagi saya sekarang adalah mengidentifikasi hal-hal apa saja yang akan membantu saya menjadi yang terbaik.</text:p>
      <text:p text:style-name="P9"/>
      <text:p text:style-name="P9">Dan itu adalah hal-hal yang saya, tanpa pertanyaan, ingin lakukan setiap hari.</text:p>
      <text:p text:style-name="P9"/>
      <text:p text:style-name="P9">Jadi pastikan Anda mengaturnya, karena saya pikir Anda akan mendapatkan banyak darinya.</text:p>
      <text:p text:style-name="P9"/>
      <text:p text:style-name="P9">Dan selanjutnya, pikirkan tentang bagaimana Anda ingin menyusun hari Anda?</text:p>
      <text:p text:style-name="P9"/>
      <text:p text:style-name="P9">Dan terakhir, identifikasi aktivitas berdampak tinggi apa yang memberi Anda pengembalian tertinggi dan buat rencana untuk itu.</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11T09:29:31.493516509</meta:creation-date>
    <dc:date>2022-02-02T17:04:54.522661352</dc:date>
    <meta:editing-duration>P1DT10H28M46S</meta:editing-duration>
    <meta:editing-cycles>226</meta:editing-cycles>
    <meta:generator>LibreOffice/7.2.5.2$Linux_X86_64 LibreOffice_project/20$Build-2</meta:generator>
    <meta:document-statistic meta:table-count="0" meta:image-count="0" meta:object-count="0" meta:page-count="13" meta:paragraph-count="236" meta:word-count="3950" meta:character-count="26968" meta:non-whitespace-character-count="23249"/>
  </office:meta>
</office:document-meta>
</file>